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f1a74" officeooo:paragraph-rsid="001f1a74"/>
    </style:style>
    <style:style style:name="P2" style:family="paragraph" style:parent-style-name="Standard">
      <style:paragraph-properties fo:text-align="start" style:justify-single-word="false"/>
      <style:text-properties fo:font-weight="bold" officeooo:rsid="001f1a74" officeooo:paragraph-rsid="001f1a74" style:font-weight-asian="bold" style:font-weight-complex="bold"/>
    </style:style>
    <style:style style:name="P3" style:family="paragraph" style:parent-style-name="Standard">
      <style:paragraph-properties fo:text-align="start" style:justify-single-word="false"/>
      <style:text-properties fo:font-weight="bold" officeooo:rsid="0021cbf7" officeooo:paragraph-rsid="0021cbf7" style:font-weight-asian="bold" style:font-weight-complex="bold"/>
    </style:style>
    <style:style style:name="P4" style:family="paragraph" style:parent-style-name="Standard">
      <style:paragraph-properties fo:text-align="start" style:justify-single-word="false"/>
      <style:text-properties fo:font-weight="normal" officeooo:rsid="001f1a74" officeooo:paragraph-rsid="001f1a74" style:font-weight-asian="normal" style:font-weight-complex="normal"/>
    </style:style>
    <style:style style:name="P5" style:family="paragraph" style:parent-style-name="Standard">
      <style:paragraph-properties fo:text-align="start" style:justify-single-word="false"/>
      <style:text-properties fo:font-weight="normal" officeooo:rsid="0021cbf7" officeooo:paragraph-rsid="0021cbf7" style:font-weight-asian="normal" style:font-weight-complex="normal"/>
    </style:style>
    <style:style style:name="T1" style:family="text">
      <style:text-properties officeooo:rsid="0023af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12<text:span text:style-name="T1">1</text:span> Notes</text:p>
      <text:p text:style-name="P1">DH</text:p>
      <text:p text:style-name="P1"/>
      <text:p text:style-name="P2">Chapter Seven:</text:p>
      <text:p text:style-name="P4">arrays hold multiple values of one data type. </text:p>
      <text:p text:style-name="P4">Arrays are created though syntax like int [] numbers</text:p>
      <text:p text:style-name="P4">This statement declares numbers as an array reference variable. The numbers variable can reference an array of int values. Notice that this statement looks like a regular int variable declaration except for the set of brackets that appears after the key word int. The brackets indicate that this variable is a reference to an int array. Declaring an array reference variable does not create an array. The next step in the process is to use the new key word to create an array and assign its address to the numbers variable. The following statement shows an example:</text:p>
      <text:p text:style-name="P4"/>
      <text:p text:style-name="P4">numbers = new int[6];</text:p>
      <text:p text:style-name="P4"/>
      <text:p text:style-name="P4">As with any other type of object, it is possible to declare a reference variable and create an instance of an array with one statement. Here is an example:</text:p>
      <text:p text:style-name="P4"/>
      <text:p text:style-name="P4">int[] numbers = new int[6];</text:p>
      <text:p text:style-name="P4">Arrays of any data type can be declared. The following are all valid array declarations:</text:p>
      <text:p text:style-name="P4"/>
      <text:p text:style-name="P4">float[] temperatures = new float[100];</text:p>
      <text:p text:style-name="P4">char[] letters = new char[41];</text:p>
      <text:p text:style-name="P4">long[] units = new long[50];</text:p>
      <text:p text:style-name="P4">double[] sizes = new double[1200];</text:p>
      <text:p text:style-name="P4"/>
      <text:p text:style-name="P4">final variables are often used as size indicators. This can take the following form.</text:p>
      <text:p text:style-name="P4">final int NUM_ELEMENTS = 6;</text:p>
      <text:p text:style-name="P4">int[] numbers = new int[NUM_ELEMENTS];</text:p>
      <text:p text:style-name="P4"/>
      <text:p text:style-name="P4">subscripts are indices used to pinpoint an element in an array. It starts as 0 as the first index is 0. numbers inside brackets are size indicators. </text:p>
      <text:p text:style-name="P4"/>
      <text:p text:style-name="P4">Inputting and Outputting Array Contents</text:p>
      <text:p text:style-name="P4">You can read values from the keyboard and store them in an array element just as you can a regular variable. You can also output the contents of an array element with print and println. Code Listing 7-1 shows an array being used to store and display values entered by the user. Figure 7-5 shows the contents of the hours array with the values entered by the user in the example output.</text:p>
      <text:p text:style-name="P4"/>
      <text:p text:style-name="P4">Code Listing 7-1 (ArrayDemo1.java)</text:p>
      <text:p text:style-name="P4"><text:s/>1 <text:s/>import java.util.Scanner;</text:p>
      <text:p text:style-name="P4"><text:s/>2 </text:p>
      <text:p text:style-name="P4"><text:s/>3 <text:s/>/**</text:p>
      <text:p text:style-name="P4"><text:s/>4 <text:s text:c="4"/>This program shows values being stored in an array's</text:p>
      <text:p text:style-name="P4"><text:s/>5 <text:s text:c="4"/>elements and displayed.</text:p>
      <text:p text:style-name="P4"><text:s/>6 <text:s/>*/</text:p>
      <text:p text:style-name="P4"><text:s/>7 </text:p>
      <text:p text:style-name="P4"><text:s/>8 <text:s/>public class ArrayDemo1</text:p>
      <text:p text:style-name="P4"><text:s/>9 <text:s/>{</text:p>
      <text:p text:style-name="P4"><text:soft-page-break/>10 <text:s text:c="4"/>public static void main(String[] args)</text:p>
      <text:p text:style-name="P4">11 <text:s text:c="4"/>{</text:p>
      <text:p text:style-name="P4">12 <text:s text:c="7"/>final int EMPLOYEES = 3; <text:s text:c="9"/>// Number of employees</text:p>
      <text:p text:style-name="P4">13 <text:s text:c="7"/>int[] hours = new int[EMPLOYEES]; // Array of hours</text:p>
      <text:p text:style-name="P4">14 </text:p>
      <text:p text:style-name="P4">15 <text:s text:c="7"/>// Create a Scanner object for keyboard input.</text:p>
      <text:p text:style-name="P4">16 <text:s text:c="7"/>Scanner keyboard = new Scanner(System.in);</text:p>
      <text:p text:style-name="P4">17 </text:p>
      <text:p text:style-name="P4">18 <text:s text:c="7"/>System.out.println("Enter the hours worked by " +</text:p>
      <text:p text:style-name="P4">19 <text:s text:c="27"/>EMPLOYEES + " employees.");</text:p>
      <text:p text:style-name="P4">20 </text:p>
      <text:p text:style-name="P4">21 <text:s text:c="7"/>// Get the hours worked by employee 1.</text:p>
      <text:p text:style-name="P4">22 <text:s text:c="7"/>System.out.print("Employee 1: ");</text:p>
      <text:p text:style-name="P4">23 <text:s text:c="7"/>hours[0] = keyboard.nextInt();</text:p>
      <text:p text:style-name="P4">24 </text:p>
      <text:p text:style-name="P4">25 <text:s text:c="7"/>// Get the hours worked by employee 2.</text:p>
      <text:p text:style-name="P4">26 <text:s text:c="7"/>System.out.print("Employee 2: ");</text:p>
      <text:p text:style-name="P4">27 <text:s text:c="7"/>hours[1] = keyboard.nextInt();</text:p>
      <text:p text:style-name="P4">28 </text:p>
      <text:p text:style-name="P4">29 <text:s text:c="7"/>// Get the hours worked by employee 3.</text:p>
      <text:p text:style-name="P4">30 <text:s text:c="7"/>System.out.print("Employee 3: ");</text:p>
      <text:p text:style-name="P4">31 <text:s text:c="7"/>hours[2] = keyboard.nextInt();</text:p>
      <text:p text:style-name="P4">32 </text:p>
      <text:p text:style-name="P4">33 <text:s text:c="7"/>// Display the values entered.</text:p>
      <text:p text:style-name="P4">34 <text:s text:c="7"/>System.out.println("The hours you entered are:");</text:p>
      <text:p text:style-name="P4">35 <text:s text:c="7"/>System.out.println(hours[0]);</text:p>
      <text:p text:style-name="P4">36 <text:s text:c="7"/>System.out.println(hours[1]);</text:p>
      <text:p text:style-name="P4">37 <text:s text:c="7"/>System.out.println(hours[2]);</text:p>
      <text:p text:style-name="P4">38 <text:s text:c="4"/>}</text:p>
      <text:p text:style-name="P4">39 <text:s text:c="2"/>}</text:p>
      <text:p text:style-name="P4"/>
      <text:p text:style-name="P4"/>
      <text:p text:style-name="P4"/>
      <text:p text:style-name="P4">Subscript numbers can be stored in variables. This makes it possible to use a loop to “cycle through” an entire array, performing the same operation on each element. For example, Code Listing 7-1 could be simplified by using two for loops: one for inputting the values into the array and the other for displaying the contents of the array. This is shown in Code Listing 7-2.</text:p>
      <text:p text:style-name="P4"/>
      <text:p text:style-name="P4">Code Listing 7-2 (ArrayDemo2.java)</text:p>
      <text:p text:style-name="P4"><text:s/>1 <text:s/>import java.util.Scanner;</text:p>
      <text:p text:style-name="P4"><text:s/>2 </text:p>
      <text:p text:style-name="P4"><text:s/>3 <text:s/>/**</text:p>
      <text:p text:style-name="P4"><text:s/>4 <text:s text:c="4"/>This program shows an array being processed with loops.</text:p>
      <text:p text:style-name="P4"><text:s/>5 <text:s/>*/</text:p>
      <text:p text:style-name="P4"><text:s/>6</text:p>
      <text:p text:style-name="P4"><text:s/>7 <text:s/>public class ArrayDemo2</text:p>
      <text:p text:style-name="P4"><text:s/>8 <text:s/>{</text:p>
      <text:p text:style-name="P4"><text:s/>9 <text:s text:c="4"/>public static void main(String[] args)</text:p>
      <text:p text:style-name="P4">10 <text:s text:c="4"/>{</text:p>
      <text:p text:style-name="P4"><text:soft-page-break/>11 <text:s text:c="7"/>final int EMPLOYEES = 3; <text:s text:c="16"/>// Number of employees</text:p>
      <text:p text:style-name="P4">12 <text:s text:c="7"/>int[] hours = new int[EMPLOYEES]; <text:s text:c="7"/>// Array of hours</text:p>
      <text:p text:style-name="P4">13 </text:p>
      <text:p text:style-name="P4">14 <text:s text:c="7"/>// Create a Scanner object for keyboard input.</text:p>
      <text:p text:style-name="P4">15 <text:s text:c="7"/>Scanner keyboard = new Scanner(System.in);</text:p>
      <text:p text:style-name="P4">16 </text:p>
      <text:p text:style-name="P4">17 <text:s text:c="7"/>System.out.println("Enter the hours worked by " +</text:p>
      <text:p text:style-name="P4">18 <text:s text:c="26"/>EMPLOYEES + " employees.");</text:p>
      <text:p text:style-name="P4">19 </text:p>
      <text:p text:style-name="P4">20 <text:s text:c="7"/>// Get the hours for each employee.</text:p>
      <text:p text:style-name="P4">21 <text:s text:c="7"/>for (int index = 0; index &lt; EMPLOYEES; index++)</text:p>
      <text:p text:style-name="P4">22 <text:s text:c="7"/>{</text:p>
      <text:p text:style-name="P4">23 <text:s text:c="10"/>System.out.print("Employee " + (index + 1) + ": ");</text:p>
      <text:p text:style-name="P4">24 <text:s text:c="10"/>hours[index] = keyboard.nextInt();</text:p>
      <text:p text:style-name="P4">25 <text:s text:c="7"/>}</text:p>
      <text:p text:style-name="P4">26 </text:p>
      <text:p text:style-name="P4">27 <text:s text:c="7"/>System.out.println("The hours you entered are:");</text:p>
      <text:p text:style-name="P4">28 </text:p>
      <text:p text:style-name="P4">29 <text:s text:c="7"/>// Display the values entered.</text:p>
      <text:p text:style-name="P4">30 <text:s text:c="7"/>for (int index = 0; index &lt; EMPLOYEES; index++)</text:p>
      <text:p text:style-name="P4">31 <text:s text:c="9"/>System.out.println(hours[index]);</text:p>
      <text:p text:style-name="P4">32 <text:s text:c="4"/>}</text:p>
      <text:p text:style-name="P4">33 <text:s/>}</text:p>
      <text:p text:style-name="P4"/>
      <text:p text:style-name="P4">Java doesn’t allow subscript elements that are beyond the range of valid subscripts. This is called boundary checking. </text:p>
      <text:p text:style-name="P4">int[] values = new int[10];</text:p>
      <text:p text:style-name="P4"/>
      <text:p text:style-name="P4">boundary checking does not allow for values greater than 9 or less than 0. </text:p>
      <text:p text:style-name="P4"/>
      <text:p text:style-name="P4"/>
      <text:p text:style-name="P4">Watch Out for Off-by-One Errors</text:p>
      <text:p text:style-name="P4">Because array subscripts start at 0 rather than 1, you have to be careful not to perform an off-by-one error. For example, look at the following code:</text:p>
      <text:p text:style-name="P4"/>
      <text:p text:style-name="P4">// This code has an off-by-one error.</text:p>
      <text:p text:style-name="P4">final int SIZE = 100;</text:p>
      <text:p text:style-name="P4">int[] numbers = new int[SIZE];</text:p>
      <text:p text:style-name="P4">for (int index = 1; index &lt;= SIZE; index++)</text:p>
      <text:p text:style-name="P4"><text:s text:c="3"/>numbers[index] = 0;</text:p>
      <text:p text:style-name="P4"/>
      <text:p text:style-name="P4">Array Initialization</text:p>
      <text:p text:style-name="P4">Like regular variables, Java allows you to initialize an array’s elements when you create the array. Here is an example:</text:p>
      <text:p text:style-name="P4"/>
      <text:p text:style-name="P4">int[] days = {31, 28, 31, 30, 31, 30, 31, 31, 30, 31, 30, 31};</text:p>
      <text:p text:style-name="P4">This statement declares the reference variable days, creates an array in memory, and stores initial values in the array. The series of values inside the braces and separated with commas is called an initialization list. These values are stored in the array elements in the order they appear in the list. (The <text:soft-page-break/>first value, 31, is stored in days[0], the second value, 28, is stored in days[1], and so forth.) Note that you do not use the new key word when you use an initialization list. Java automatically creates the array and stores the values in the initialization list in it.</text:p>
      <text:p text:style-name="P4"/>
      <text:p text:style-name="P4">The Java compiler determines the size of the array by the number of items in the initialization list. Because there are 12 items in the example statement’s initialization list, the array will have 12 elements. The program in Code Listing 7-4 demonstrates an array being initialized.</text:p>
      <text:p text:style-name="P4"/>
      <text:p text:style-name="P4">Code Listing 7-4 (ArrayInitialization.java)</text:p>
      <text:p text:style-name="P4"><text:s/>1 <text:s/>/**</text:p>
      <text:p text:style-name="P4"><text:s/>2 <text:s text:c="4"/>This program shows an array being initialized.</text:p>
      <text:p text:style-name="P4"><text:s/>3 <text:s/>*/</text:p>
      <text:p text:style-name="P4"><text:s/>4 </text:p>
      <text:p text:style-name="P4"><text:s/>5 <text:s/>public class ArrayInitialization</text:p>
      <text:p text:style-name="P4"><text:s/>6 <text:s/>{</text:p>
      <text:p text:style-name="P4"><text:s/>7 <text:s text:c="4"/>public static void main(String[] args)</text:p>
      <text:p text:style-name="P4"><text:s/>8 <text:s text:c="4"/>{</text:p>
      <text:p text:style-name="P4"><text:s/>9 <text:s text:c="7"/>int[] days = { 31, 28, 31, 30, 31, 30,</text:p>
      <text:p text:style-name="P4">10 <text:s text:c="22"/>31, 31, 30, 31, 30, 31 };</text:p>
      <text:p text:style-name="P4">11 </text:p>
      <text:p text:style-name="P4">12 <text:s text:c="7"/>for (int index = 0; index &lt; 12; index++)</text:p>
      <text:p text:style-name="P4">13 <text:s text:c="7"/>{</text:p>
      <text:p text:style-name="P4">14 <text:s text:c="10"/>System.out.println("Month " + (index + 1) +</text:p>
      <text:p text:style-name="P4">15 <text:s text:c="29"/>" has " + days[index] +</text:p>
      <text:p text:style-name="P4">16 <text:s text:c="29"/>" days.");</text:p>
      <text:p text:style-name="P4">17 <text:s text:c="7"/>}</text:p>
      <text:p text:style-name="P4">18 <text:s text:c="4"/>}</text:p>
      <text:p text:style-name="P4">19 <text:s/>}</text:p>
      <text:p text:style-name="P4"/>
      <text:p text:style-name="P4">the brackets can be placed like int numbers[]</text:p>
      <text:p text:style-name="P4"/>
      <text:p text:style-name="P4">Both of these statements accomplish the same thing: They declare that numbers is a reference to an int array. The difference between the two styles is noticed when more than one variable is declared in the same statement. For example, look at the following statement:</text:p>
      <text:p text:style-name="P4"/>
      <text:p text:style-name="P4">int[] numbers, codes, scores;</text:p>
      <text:p text:style-name="P4">This statement declares three variables: numbers, codes, and scores. All three are references to int arrays. This makes perfect sense because int[] is the data type for all the variables declared in the statement. Now look at the following statement, which uses the alternate notation:</text:p>
      <text:p text:style-name="P4"/>
      <text:p text:style-name="P4">int numbers[], codes, scores;</text:p>
      <text:p text:style-name="P4">This statement declares the same three variables, but only numbers is a reference to an int array. The codes and scores variables are regular int variables. This is because int is the data type for all the variables declared in the statement, and only numbers is followed by the brackets. To declare all three of these variables as references to int arrays using the alternate notation, you need to write a set of brackets after each variable name. Here is an example:</text:p>
      <text:p text:style-name="P4"/>
      <text:p text:style-name="P4">int numbers[], codes[], scores[];</text:p>
      <text:p text:style-name="P4">The first style is the standard notation for most Java programmers, so that is the style used in this book.</text:p>
      <text:p text:style-name="P4"><text:soft-page-break/></text:p>
      <text:p text:style-name="P4">Processing array elements is no different from processing other variables. For example, the following statement multiplies hours[3] by the variable payRate:</text:p>
      <text:p text:style-name="P4"/>
      <text:p text:style-name="P4">grossPay = hours[3] * payRate;</text:p>
      <text:p text:style-name="P4">The following are examples of pre-increment and post-increment operations on array elements:</text:p>
      <text:p text:style-name="P4"/>
      <text:p text:style-name="P4">int[] score = {7, 8, 9, 10, 11};</text:p>
      <text:p text:style-name="P4">++score[2]; <text:s text:c="4"/>// Pre-increment operation</text:p>
      <text:p text:style-name="P4">score[4]++; <text:s text:c="4"/>// Post-increment operation</text:p>
      <text:p text:style-name="P4">When using increment and decrement operators, be careful not to use the operator on the subscript when you intend to use it on the array element. For example, the following statement decrements the variable count, but does nothing to the value stored in the array element amount[count]:</text:p>
      <text:p text:style-name="P4"/>
      <text:p text:style-name="P4">amount[count--];</text:p>
      <text:p text:style-name="P4"/>
      <text:p text:style-name="P4">Code Listing 7-5 demonstrates the use of array elements in a simple mathematical statement. A loop steps through each element of the array, using the elements to calculate the gross pay of five employees.</text:p>
      <text:p text:style-name="P4"/>
      <text:p text:style-name="P4">Code Listing 7-5 (PayArray.java)</text:p>
      <text:p text:style-name="P4"><text:s/>1 <text:s/>import java.util.Scanner;</text:p>
      <text:p text:style-name="P4"><text:s/>2 </text:p>
      <text:p text:style-name="P4"><text:s/>3 <text:s/>/**</text:p>
      <text:p text:style-name="P4"><text:s/>4 <text:s text:c="4"/>This program stores in an array the hours worked by</text:p>
      <text:p text:style-name="P4"><text:s/>5 <text:s text:c="4"/>five employees who all make the same hourly wage.</text:p>
      <text:p text:style-name="P4"><text:s/>6 <text:s/>*/</text:p>
      <text:p text:style-name="P4"><text:s/>7 </text:p>
      <text:p text:style-name="P4"><text:s/>8 <text:s/>public class PayArray</text:p>
      <text:p text:style-name="P4"><text:s/>9 <text:s/>{</text:p>
      <text:p text:style-name="P4">10 <text:s text:c="4"/>public static void main(String[] args)</text:p>
      <text:p text:style-name="P4">11 <text:s text:c="4"/>{</text:p>
      <text:p text:style-name="P4">12 <text:s text:c="7"/>final int EMPLOYEES = 5; <text:s/>// Number of employees</text:p>
      <text:p text:style-name="P4">13 <text:s text:c="7"/>double payRate; <text:s text:c="10"/>// Hourly pay rate</text:p>
      <text:p text:style-name="P4">14 <text:s text:c="7"/>double grossPay; <text:s text:c="9"/>// Gross pay</text:p>
      <text:p text:style-name="P4">15 </text:p>
      <text:p text:style-name="P4">16 <text:s text:c="7"/>// Create an array to hold employee hours.</text:p>
      <text:p text:style-name="P4">17 <text:s text:c="7"/>int[] hours = new int[EMPLOYEES];</text:p>
      <text:p text:style-name="P4">18 </text:p>
      <text:p text:style-name="P4">19 <text:s text:c="7"/>// Create a Scanner object for keyboard input.</text:p>
      <text:p text:style-name="P4">20 <text:s text:c="7"/>Scanner keyboard = new Scanner(System.in);</text:p>
      <text:p text:style-name="P4">21 </text:p>
      <text:p text:style-name="P4">22 <text:s text:c="7"/>// Get the hours worked by each employee.</text:p>
      <text:p text:style-name="P4">23 <text:s text:c="7"/>System.out.println("Enter the hours worked by " +</text:p>
      <text:p text:style-name="P4">24 <text:s text:c="26"/>EMPLOYEES + " employees who all earn " +</text:p>
      <text:p text:style-name="P4">25 <text:s text:c="26"/>"the same hourly rate.");</text:p>
      <text:p text:style-name="P4">26 </text:p>
      <text:p text:style-name="P4">27 <text:s text:c="6"/>for (int index = 0; index &lt; EMPLOYEES; index++)</text:p>
      <text:p text:style-name="P4">28 <text:s text:c="6"/>{</text:p>
      <text:p text:style-name="P4"><text:soft-page-break/>29 <text:s text:c="9"/>System.out.print( "Employee #" + (index + 1) + ": ");</text:p>
      <text:p text:style-name="P4">30 <text:s text:c="9"/>hours[index] = keyboard.nextInt();</text:p>
      <text:p text:style-name="P4">31 <text:s text:c="6"/>}</text:p>
      <text:p text:style-name="P4">32 </text:p>
      <text:p text:style-name="P4">33 <text:s text:c="6"/>// Get the hourly pay rate.</text:p>
      <text:p text:style-name="P4">34 <text:s text:c="6"/>System.out.print("Enter the hourly rate for each employee: ");</text:p>
      <text:p text:style-name="P4">35 <text:s text:c="6"/>payRate = keyboard.nextDouble();</text:p>
      <text:p text:style-name="P4">36 </text:p>
      <text:p text:style-name="P4">37 <text:s text:c="6"/>// Display each employee's gross pay.</text:p>
      <text:p text:style-name="P4">38 <text:s text:c="6"/>System.out.println( "Here is each employee's gross pay:");</text:p>
      <text:p text:style-name="P4">39 <text:s text:c="6"/>for (int index = 0; index &lt; EMPLOYEES; index++)</text:p>
      <text:p text:style-name="P4">40 <text:s text:c="6"/>{</text:p>
      <text:p text:style-name="P4">41 <text:s text:c="9"/>grossPay = hours[index] * payRate;</text:p>
      <text:p text:style-name="P4">42 <text:s text:c="9"/>System.out.println("Employee #" + (index + 1) +</text:p>
      <text:p text:style-name="P4">43 <text:s text:c="28"/>": $" + grossPay);</text:p>
      <text:p text:style-name="P4">44 <text:s text:c="7"/>}</text:p>
      <text:p text:style-name="P4">45 <text:s text:c="4"/>}</text:p>
      <text:p text:style-name="P4">46 <text:s/>}</text:p>
      <text:p text:style-name="P4"/>
      <text:p text:style-name="P4"/>
      <text:p text:style-name="P4"/>
      <text:p text:style-name="P4">Array elements may also be used in relational expressions. For example, the following if statement determines whether cost[20] is less than cost[0]:</text:p>
      <text:p text:style-name="P4"/>
      <text:p text:style-name="P4">if (cost[20] &lt; cost[0])</text:p>
      <text:p text:style-name="P4">And the following while loop iterates as long as value[count] does not equal 0:</text:p>
      <text:p text:style-name="P4"/>
      <text:p text:style-name="P4">while (value[count] != 0)</text:p>
      <text:p text:style-name="P4">{</text:p>
      <text:p text:style-name="P4"><text:s text:c="3"/>Statements </text:p>
      <text:p text:style-name="P4">}</text:p>
      <text:p text:style-name="P4"/>
      <text:p text:style-name="P4"/>
      <text:p text:style-name="P4">the .length will get the size of the array. Array Length</text:p>
      <text:p text:style-name="P4">Each array in Java has a public field named length. This field contains the number of ­elements in the array. For example, consider an array created by the following statement:</text:p>
      <text:p text:style-name="P4"/>
      <text:p text:style-name="P4">double[] temperatures = new double[25];</text:p>
      <text:p text:style-name="P4">Because the temperatures array has 25 elements, the following statement would assign 25 to the variable size:</text:p>
      <text:p text:style-name="P4"/>
      <text:p text:style-name="P4">size = temperatures.length;</text:p>
      <text:p text:style-name="P4"/>
      <text:p text:style-name="P4">the largest subscriput would be length-1 doing otherwise can cause a one off error. </text:p>
      <text:p text:style-name="P4"/>
      <text:p text:style-name="P4">The Enhanced for Loop</text:p>
      <text:p text:style-name="P4">Java provides a specialized version of the for loop that, in many circumstances, simplifies array processing. It is known as the enhanced for loop. Here is the general format of the enhanced for loop:</text:p>
      <text:p text:style-name="P4"/>
      <text:p text:style-name="P4"><text:soft-page-break/>for (dataType elementVariable : array)</text:p>
      <text:p text:style-name="P4"><text:s text:c="2"/>statement;</text:p>
      <text:p text:style-name="P4">The enhanced for loop is designed to iterate once for every element in an array. Each time the loop iterates, it copies an array element to a variable. Let’s look at the syntax more closely as follows:</text:p>
      <text:p text:style-name="P4"/>
      <text:p text:style-name="P4">dataType elementVariable is a variable declaration. This variable will receive the value of a different array element during each loop iteration. During the first loop iteration, it receives the value of the first element; during the second iteration, it receives the value of the second element, and so on. This variable must be of the same data type as the array elements, or a type that the elements can automatically be converted to.</text:p>
      <text:p text:style-name="P4"/>
      <text:p text:style-name="P4">array is the name of an array on which you wish the loop to operate. The loop will iterate once for every element in the array.</text:p>
      <text:p text:style-name="P4"/>
      <text:p text:style-name="P4">statement is a statement that executes during a loop iteration.</text:p>
      <text:p text:style-name="P4"/>
      <text:p text:style-name="P4">For example, assume that we have the following array declaration:</text:p>
      <text:p text:style-name="P4"/>
      <text:p text:style-name="P4">int[] numbers = { 3, 6, 9 };</text:p>
      <text:p text:style-name="P4">We can use the following enhanced for loop to display the contents of the numbers array:</text:p>
      <text:p text:style-name="P4"/>
      <text:p text:style-name="P4">for (int val : numbers)</text:p>
      <text:p text:style-name="P4"><text:s text:c="3"/>System.out.println(val);</text:p>
      <text:p text:style-name="P4">Because the numbers array has three elements, this loop will iterate three times. The first time it iterates, the val variable will receive the value in numbers[0]. During the second iteration, val will receive the value in numbers[1]. During the third iteration, val will receive the value in numbers[2]. </text:p>
      <text:p text:style-name="P4"/>
      <text:p text:style-name="P4"/>
      <text:p text:style-name="P4"/>
      <text:p text:style-name="P4"/>
      <text:p text:style-name="P4">If you need to execute more than one statement in the enhanced for loop, simply enclose the block of statements in a set of braces. Here is an example:</text:p>
      <text:p text:style-name="P4"/>
      <text:p text:style-name="P4">int[] numbers = { 3, 6, 9 };</text:p>
      <text:p text:style-name="P4">for (int val : numbers)</text:p>
      <text:p text:style-name="P4">{</text:p>
      <text:p text:style-name="P4"><text:s text:c="3"/>System.out.print("The next value is ");</text:p>
      <text:p text:style-name="P4"><text:s text:c="3"/>System.out.println(val);</text:p>
      <text:p text:style-name="P4">}</text:p>
      <text:p text:style-name="P4"/>
      <text:p text:style-name="P4"/>
      <text:p text:style-name="P4">The Enhanced for Loop versus the Traditional for Loop</text:p>
      <text:p text:style-name="P4">When you need to access the values that are stored in an array, from the first element to the last element, the enhanced for loop is simpler to use than the traditional for loop. With the enhanced for loop you do not have to be concerned about the size of the array, and you do not have to create an “index” variable to hold subscripts. However, there are circumstances in which the enhanced for loop is not adequate. You cannot use the enhanced for loop as follows:</text:p>
      <text:p text:style-name="P4"/>
      <text:p text:style-name="P4">if you need to change the contents of an array element</text:p>
      <text:p text:style-name="P4"><text:soft-page-break/></text:p>
      <text:p text:style-name="P4">if you need to work through the array elements in reverse order</text:p>
      <text:p text:style-name="P4"/>
      <text:p text:style-name="P4">if you need to access some of the array elements, but not all of them</text:p>
      <text:p text:style-name="P4"/>
      <text:p text:style-name="P4">if you need to simultaneously work with two or more arrays within the loop</text:p>
      <text:p text:style-name="P4"/>
      <text:p text:style-name="P4">if you need to refer to the subscript number of a particular element</text:p>
      <text:p text:style-name="P4"/>
      <text:p text:style-name="P4">In any of these circumstances, you should use the traditional for loop to process the array.</text:p>
      <text:p text:style-name="P4"/>
      <text:p text:style-name="P4">Letting the User Specify an Array’s Size</text:p>
      <text:p text:style-name="P4">Java allows you to use an integer variable to specify an array’s size declarator. This makes it possible to allow the user to specify an array’s size. Code Listing 7-6 demonstrates this, as well as the use of the length field. It stores a number of test scores in an array and then displays them.</text:p>
      <text:p text:style-name="P4"/>
      <text:p text:style-name="P4">Code Listing 7-6 (DisplayTestScores.java)</text:p>
      <text:p text:style-name="P4"><text:s/>1 <text:s/>import java.util.Scanner;</text:p>
      <text:p text:style-name="P4"><text:s/>2 </text:p>
      <text:p text:style-name="P4"><text:s/>3 <text:s/>/**</text:p>
      <text:p text:style-name="P4"><text:s/>4 <text:s text:c="4"/>This program demonstrates how the user may specify an</text:p>
      <text:p text:style-name="P4"><text:s/>5 <text:s text:c="4"/>array's size.</text:p>
      <text:p text:style-name="P4"><text:s/>6 <text:s/>*/</text:p>
      <text:p text:style-name="P4"><text:s/>7 </text:p>
      <text:p text:style-name="P4"><text:s/>8 <text:s/>public class DisplayTestScores</text:p>
      <text:p text:style-name="P4"><text:s/>9 <text:s/>{</text:p>
      <text:p text:style-name="P4">10 <text:s text:c="4"/>public static void main(String[] args)</text:p>
      <text:p text:style-name="P4">11 <text:s text:c="4"/>{</text:p>
      <text:p text:style-name="P4">12 <text:s text:c="7"/>int numTests; <text:s text:c="4"/>// The number of tests</text:p>
      <text:p text:style-name="P4">13 <text:s text:c="7"/>int[] tests; <text:s text:c="5"/>// Array of test scores</text:p>
      <text:p text:style-name="P4">14 </text:p>
      <text:p text:style-name="P4">15 <text:s text:c="7"/>// Create a Scanner object for keyboard input.</text:p>
      <text:p text:style-name="P4">16 <text:s text:c="7"/>Scanner keyboard = new Scanner(System.in);</text:p>
      <text:p text:style-name="P4">17 </text:p>
      <text:p text:style-name="P4">18 <text:s text:c="7"/>// Get the number of test scores.</text:p>
      <text:p text:style-name="P4">19 <text:s text:c="7"/>System.out.print("How many tests do you have? ");</text:p>
      <text:p text:style-name="P4">20 <text:s text:c="7"/>numTests = keyboard.nextInt();</text:p>
      <text:p text:style-name="P4">21 </text:p>
      <text:p text:style-name="P4">22 <text:s text:c="7"/>// Create an array to hold that number of scores.</text:p>
      <text:p text:style-name="P4">23 <text:s text:c="7"/>tests = new int[numTests];</text:p>
      <text:p text:style-name="P4">24 </text:p>
      <text:p text:style-name="P4">25 <text:s text:c="7"/>// Get the individual test scores.</text:p>
      <text:p text:style-name="P4">26 <text:s text:c="7"/>for (int index = 0; index &lt; tests.length; index++)</text:p>
      <text:p text:style-name="P4">27 <text:s text:c="7"/>{</text:p>
      <text:p text:style-name="P4">28 <text:s text:c="10"/>System.out.print("Enter test score " +</text:p>
      <text:p text:style-name="P4">29 <text:s text:c="27"/>(index + 1) + ": ");</text:p>
      <text:p text:style-name="P4">30 <text:s text:c="10"/>tests[index] = keyboard.nextInt();</text:p>
      <text:p text:style-name="P4">31 <text:s text:c="7"/>}</text:p>
      <text:p text:style-name="P4">32 </text:p>
      <text:p text:style-name="P4"><text:soft-page-break/>33 <text:s text:c="7"/>// Display the test scores.</text:p>
      <text:p text:style-name="P4">34 <text:s text:c="7"/>System.out.println();</text:p>
      <text:p text:style-name="P4">35 <text:s text:c="7"/>System.out.println("Here are the scores you entered:");</text:p>
      <text:p text:style-name="P4">36 <text:s text:c="7"/>for (int index = 0; index &lt; tests.length; index++)</text:p>
      <text:p text:style-name="P4">37 <text:s text:c="10"/>System.out.print(tests[index] + " ");</text:p>
      <text:p text:style-name="P4">38 <text:s text:c="4"/>}</text:p>
      <text:p text:style-name="P4">39 <text:s/>}</text:p>
      <text:p text:style-name="P4"/>
      <text:p text:style-name="P4"/>
      <text:p text:style-name="P4"/>
      <text:p text:style-name="P4">// Create an array referenced by the numbers variable.</text:p>
      <text:p text:style-name="P4">int[] numbers = new int[10];</text:p>
      <text:p text:style-name="P4">// Reassign numbers to a new array.</text:p>
      <text:p text:style-name="P4">numbers = new int[5];</text:p>
      <text:p text:style-name="P4"/>
      <text:p text:style-name="P4">this will allow you to reassign an array. </text:p>
      <text:p text:style-name="P4"/>
      <text:p text:style-name="P4">Copying Arrays</text:p>
      <text:p text:style-name="P4">Because an array is an object, there is a distinction between an array and the variable that references it. The array and the reference variable are two separate entities. This is important to remember when you wish to copy the contents of one array to another. You might be tempted to write something like the following code, thinking that you are copying an array:</text:p>
      <text:p text:style-name="P4"/>
      <text:p text:style-name="P4">int[] array1 = { 2, 4, 6, 8, 10 };</text:p>
      <text:p text:style-name="P4">int[] array2 = array1; <text:s text:c="3"/>// This does not copy array1.</text:p>
      <text:p text:style-name="P4">The first statement creates an array and assigns its address to the array1 variable. The second statement assigns array1 to array2. This does not make a copy of the array referenced by array1. Rather, it makes a copy of the address that is stored in array1 and stores it in array2. After this statement executes, both the array1 and array2 variables will reference the same array. This type of assignment operation is called a reference copy. Only the address of the array object is copied, not the contents of the array object. This is illustrated in Figure 7-9.</text:p>
      <text:p text:style-name="P4"/>
      <text:p text:style-name="P4"/>
      <text:p text:style-name="P4">Figure 7-9 Both array1 and array2 reference the same array</text:p>
      <text:p text:style-name="P4">Code Listing 7-7 demonstrates the assigning of an array’s address to two reference variables. Regardless of which variable the program uses, it is working with the same array.</text:p>
      <text:p text:style-name="P4"/>
      <text:p text:style-name="P4">Code Listing 7-7 (SameArray.java)</text:p>
      <text:p text:style-name="P4"><text:s/>1 <text:s/>/**</text:p>
      <text:p text:style-name="P4"><text:s/>2 <text:s text:c="4"/>This program demonstrates that two variables can</text:p>
      <text:p text:style-name="P4"><text:s/>3 <text:s text:c="4"/>reference the same array.</text:p>
      <text:p text:style-name="P4"><text:s/>4 <text:s/>*/</text:p>
      <text:p text:style-name="P4"><text:s/>5 </text:p>
      <text:p text:style-name="P4"><text:s/>6 <text:s/>public class SameArray</text:p>
      <text:p text:style-name="P4"><text:s/>7 <text:s/>{</text:p>
      <text:p text:style-name="P4"><text:s/>8 <text:s text:c="4"/>public static void main(String[] args)</text:p>
      <text:p text:style-name="P4"><text:s/>9 <text:s text:c="4"/>{</text:p>
      <text:p text:style-name="P4">10 <text:s text:c="7"/>int[] array1 = { 2, 4, 6, 8, 10 };</text:p>
      <text:p text:style-name="P4">11 <text:s text:c="7"/>int[] array2 = array1;</text:p>
      <text:p text:style-name="P4"><text:soft-page-break/>12 </text:p>
      <text:p text:style-name="P4">13 <text:s text:c="7"/>// Change one of the elements using array1.</text:p>
      <text:p text:style-name="P4">14 <text:s text:c="7"/>array1[0] = 200;</text:p>
      <text:p text:style-name="P4">15 </text:p>
      <text:p text:style-name="P4">16 <text:s text:c="7"/>// Change one of the elements using array2.</text:p>
      <text:p text:style-name="P4">17 <text:s text:c="7"/>array2[4] = 1000;</text:p>
      <text:p text:style-name="P4">18 </text:p>
      <text:p text:style-name="P4">19 <text:s text:c="7"/>// Display all the elements using array1</text:p>
      <text:p text:style-name="P4">20 <text:s text:c="7"/>System.out.println("The contents of array1:");</text:p>
      <text:p text:style-name="P4">21 <text:s text:c="7"/>for (int value : arrayl)</text:p>
      <text:p text:style-name="P4">22 <text:s text:c="10"/>System.out.print(value + " ");</text:p>
      <text:p text:style-name="P4">23 <text:s text:c="7"/>System.out.println();</text:p>
      <text:p text:style-name="P4">24 </text:p>
      <text:p text:style-name="P4">25 <text:s text:c="7"/>// Display all the elements using array2</text:p>
      <text:p text:style-name="P4">26 <text:s text:c="7"/>System.out.println("The contents of array2:");</text:p>
      <text:p text:style-name="P4">27 <text:s text:c="7"/>for (int value : array2)</text:p>
      <text:p text:style-name="P4">28 <text:s text:c="10"/>System.out.print(value + " ");</text:p>
      <text:p text:style-name="P4">29 <text:s text:c="7"/>System.out.println();</text:p>
      <text:p text:style-name="P4">30 <text:s text:c="4"/>}</text:p>
      <text:p text:style-name="P4">31 <text:s/>}</text:p>
      <text:p text:style-name="P4"/>
      <text:p text:style-name="P4">200 4 6 8 1000</text:p>
      <text:p text:style-name="P4">The program in Code Listing 7-7 illustrates that you cannot copy an array by merely assigning one array reference variable to another. Instead, to copy an array you need to copy the individual elements of one array to another. Usually, this is best done with a loop, such as the following:</text:p>
      <text:p text:style-name="P4"/>
      <text:p text:style-name="P4">int[] firstArray = { 5, 10, 15, 20, 25 };</text:p>
      <text:p text:style-name="P4">int[] secondArray = new int[5];</text:p>
      <text:p text:style-name="P4"/>
      <text:p text:style-name="P4">for (int index = 0; index &lt; firstArray.length; index++)</text:p>
      <text:p text:style-name="P4"><text:s text:c="3"/>secondArray[index] = firstArray[index];</text:p>
      <text:p text:style-name="P4"/>
      <text:p text:style-name="P4"/>
      <text:p text:style-name="P4">Quite often you’ll want to write methods that process the data in arrays. As you will see, methods can be written to store values in an array, display an array’s contents, total all of an array’s elements, calculate their average, and so forth. Usually, such methods accept an array as an argument.</text:p>
      <text:p text:style-name="P4"/>
      <text:p text:style-name="P4">When a single element of an array is passed to a method, it is handled like any other variable. For example, Code Listing 7-8 shows a loop that passes each element of the array numbers to the method showValue.</text:p>
      <text:p text:style-name="P4"/>
      <text:p text:style-name="P4">Code Listing 7-8 (PassElements.java)</text:p>
      <text:p text:style-name="P4"><text:s/>1 <text:s/>/**</text:p>
      <text:p text:style-name="P4"><text:s/>2 <text:s text:c="4"/>This program demonstrates passing individual array</text:p>
      <text:p text:style-name="P4"><text:s/>3 <text:s text:c="4"/>elements as arguments to a method.</text:p>
      <text:p text:style-name="P4"><text:s/>4 <text:s/>*/</text:p>
      <text:p text:style-name="P4"><text:s/>5 </text:p>
      <text:p text:style-name="P4"><text:s/>6 <text:s/>public class PassElements</text:p>
      <text:p text:style-name="P4"><text:s/>7 <text:s/>{</text:p>
      <text:p text:style-name="P4"><text:soft-page-break/><text:s/>8 <text:s text:c="4"/>public static void main(String[] args)</text:p>
      <text:p text:style-name="P4"><text:s/>9 <text:s text:c="4"/>{</text:p>
      <text:p text:style-name="P4">10 <text:s text:c="7"/>int[] numbers = {5, 10, 15, 20, 25, 30, 35, 40};</text:p>
      <text:p text:style-name="P4">11 </text:p>
      <text:p text:style-name="P4">12 <text:s text:c="7"/>for (int index = 0; index &lt; numbers.length; index++)</text:p>
      <text:p text:style-name="P4">13 <text:s text:c="10"/>showValue(numbers[index]);</text:p>
      <text:p text:style-name="P4">14 <text:s text:c="4"/>}</text:p>
      <text:p text:style-name="P4">15 </text:p>
      <text:p text:style-name="P4">16 <text:s text:c="4"/>/**</text:p>
      <text:p text:style-name="P4">17 <text:s text:c="7"/>The showValue method displays its argument.</text:p>
      <text:p text:style-name="P4">18 <text:s text:c="7"/>@param n The value to display.</text:p>
      <text:p text:style-name="P4">19 <text:s text:c="4"/>*/</text:p>
      <text:p text:style-name="P4">20 </text:p>
      <text:p text:style-name="P4">21 <text:s text:c="4"/>public static void showValue(int n)</text:p>
      <text:p text:style-name="P4">22 <text:s text:c="4"/>{</text:p>
      <text:p text:style-name="P4">23 <text:s text:c="7"/>System.out.print(n + " ");</text:p>
      <text:p text:style-name="P4">24 <text:s text:c="4"/>}</text:p>
      <text:p text:style-name="P4">25 <text:s/>}</text:p>
      <text:p text:style-name="P4"/>
      <text:p text:style-name="P4">Each time showValue is called in this program, an array element is passed to the method. The showValue method has an int parameter variable named n, which receives the argument. The method simply displays the contents of n. If the method were written to accept the entire array as an argument, however, the parameter would have to be set up differently. For example, consider the following method definition. The parameter array is declared as an array reference variable. This indicates that the argument will be an array, not a single value.</text:p>
      <text:p text:style-name="P4"/>
      <text:p text:style-name="P4">public static void showArray(int[] array)</text:p>
      <text:p text:style-name="P4">{</text:p>
      <text:p text:style-name="P4"><text:s text:c="3"/>for (int i = 0; i &lt; array.length; i++)</text:p>
      <text:p text:style-name="P4"><text:s text:c="6"/>System.out.print(array[i] + " ");</text:p>
      <text:p text:style-name="P4">}</text:p>
      <text:p text:style-name="P4"/>
      <text:p text:style-name="P4"/>
      <text:p text:style-name="P4">Code Listing 7-9 shows the showArray method in use, as well as another method, getValues. The getValues method accepts an array as an argument. It asks the user to enter a value for each element.</text:p>
      <text:p text:style-name="P4"/>
      <text:p text:style-name="P4">Code Listing 7-9 (PassArray.java)</text:p>
      <text:p text:style-name="P4"><text:s/>1 <text:s/>import java.util.Scanner;</text:p>
      <text:p text:style-name="P4"><text:s/>2 </text:p>
      <text:p text:style-name="P4"><text:s/>3 <text:s/>/**</text:p>
      <text:p text:style-name="P4"><text:s/>4 <text:s text:c="4"/>This program demonstrates passing an array</text:p>
      <text:p text:style-name="P4"><text:s/>5 <text:s text:c="4"/>as an argument to a method.</text:p>
      <text:p text:style-name="P4"><text:s/>6 <text:s/>*/</text:p>
      <text:p text:style-name="P4"><text:s/>7 </text:p>
      <text:p text:style-name="P4"><text:s/>8 <text:s/>public class PassArray</text:p>
      <text:p text:style-name="P4"><text:s/>9 <text:s/>{</text:p>
      <text:p text:style-name="P4">10 <text:s text:c="4"/>public static void main(String[] args)</text:p>
      <text:p text:style-name="P4">11 <text:s text:c="4"/>{</text:p>
      <text:p text:style-name="P4">12 <text:s text:c="7"/>final int ARRAY_SIZE = 4; <text:s/>// Size of the array</text:p>
      <text:p text:style-name="P4"><text:soft-page-break/>13 </text:p>
      <text:p text:style-name="P4">14 <text:s text:c="7"/>// Create an array.</text:p>
      <text:p text:style-name="P4">15 <text:s text:c="7"/>int[] numbers = new int[ARRAY_SIZE];</text:p>
      <text:p text:style-name="P4">16 </text:p>
      <text:p text:style-name="P4">17 <text:s text:c="7"/>// Pass the array to the getValues method.</text:p>
      <text:p text:style-name="P4">18 <text:s text:c="7"/>getValues(numbers);</text:p>
      <text:p text:style-name="P4">19 </text:p>
      <text:p text:style-name="P4">20 <text:s text:c="7"/>System.out.println("Here are the " +</text:p>
      <text:p text:style-name="P4">21 <text:s text:c="21"/>"numbers that you entered:");</text:p>
      <text:p text:style-name="P4">22 </text:p>
      <text:p text:style-name="P4">23 <text:s text:c="7"/>// Pass the array to the showArray method.</text:p>
      <text:p text:style-name="P4">24 <text:s text:c="7"/>showArray(numbers);</text:p>
      <text:p text:style-name="P4">25 <text:s text:c="4"/>}</text:p>
      <text:p text:style-name="P4">26 </text:p>
      <text:p text:style-name="P4">27 <text:s text:c="4"/>/**</text:p>
      <text:p text:style-name="P4">28 <text:s text:c="7"/>The getValues method accepts a reference</text:p>
      <text:p text:style-name="P4">29 <text:s text:c="7"/>to an array as its argument. The user is</text:p>
      <text:p text:style-name="P4">30 <text:s text:c="7"/>asked to enter a value for each element.</text:p>
      <text:p text:style-name="P4">31 <text:s text:c="7"/>@param array A reference to the array.</text:p>
      <text:p text:style-name="P4">32 <text:s text:c="4"/>*/</text:p>
      <text:p text:style-name="P4">33 </text:p>
      <text:p text:style-name="P4">34 <text:s text:c="4"/>private static void getValues(int[] array)</text:p>
      <text:p text:style-name="P4">35 <text:s text:c="4"/>{</text:p>
      <text:p text:style-name="P4">36 <text:s text:c="7"/>// Create a Scanner objects for keyboard input.</text:p>
      <text:p text:style-name="P4">37 <text:s text:c="7"/>Scanner keyboard = new Scanner(System.in);</text:p>
      <text:p text:style-name="P4">38 </text:p>
      <text:p text:style-name="P4">39 <text:s text:c="7"/>System.out.println("Enter a series of " +</text:p>
      <text:p text:style-name="P4">40 <text:s text:c="21"/>array.length + " numbers.");</text:p>
      <text:p text:style-name="P4">41 </text:p>
      <text:p text:style-name="P4">42 <text:s text:c="7"/>// Read values into the array</text:p>
      <text:p text:style-name="P4">43 <text:s text:c="7"/>for (int index = 0; index &lt; array.length; index++)</text:p>
      <text:p text:style-name="P4">44 <text:s text:c="7"/>{</text:p>
      <text:p text:style-name="P4">45 <text:s text:c="10"/>System.out.print("Enter number " +</text:p>
      <text:p text:style-name="P4">46 <text:s text:c="27"/>(index + 1) + ": ");</text:p>
      <text:p text:style-name="P4">47 <text:s text:c="10"/>array[index] = keyboard.nextInt();</text:p>
      <text:p text:style-name="P4">48 <text:s text:c="7"/>}</text:p>
      <text:p text:style-name="P4">49 <text:s text:c="4"/>}</text:p>
      <text:p text:style-name="P4">50 </text:p>
      <text:p text:style-name="P4">51 <text:s text:c="4"/>/**</text:p>
      <text:p text:style-name="P4">52 <text:s text:c="7"/>The showArray method accepts an array as</text:p>
      <text:p text:style-name="P4">53 <text:s text:c="7"/>an argument and displays its contents.</text:p>
      <text:p text:style-name="P4">54 <text:s text:c="7"/>@param array A reference to the array.</text:p>
      <text:p text:style-name="P4">55 <text:s text:c="4"/>*/</text:p>
      <text:p text:style-name="P4">56 </text:p>
      <text:p text:style-name="P4">57 <text:s text:c="4"/>public static void showArray(int[] array)</text:p>
      <text:p text:style-name="P4">58 <text:s text:c="4"/>{</text:p>
      <text:p text:style-name="P4">59 <text:s text:c="7"/>// Display the array elements.</text:p>
      <text:p text:style-name="P4">60 <text:s text:c="7"/>for (int index = 0; index &lt; array.length; index++)</text:p>
      <text:p text:style-name="P4">61 <text:s text:c="10"/>System.out.print(array[index] + " ");</text:p>
      <text:p text:style-name="P4"><text:soft-page-break/>62 <text:s text:c="4"/>}</text:p>
      <text:p text:style-name="P4">63 <text:s/>}</text:p>
      <text:p text:style-name="P4"/>
      <text:p text:style-name="P4">In the previous section you saw that you cannot copy an array by simply assigning its reference variable to another array’s reference variable. In addition, you cannot use the == operator to compare two array reference variables and determine whether the arrays are equal. For example, the following code appears to compare two arrays, but in reality does not:</text:p>
      <text:p text:style-name="P4"/>
      <text:p text:style-name="P4">int[] firstArray = { 5, 10, 15, 20, 25 };</text:p>
      <text:p text:style-name="P4">int[] secondArray = { 5, 10, 15, 20, 25 };</text:p>
      <text:p text:style-name="P4">if (firstArray == secondArray) <text:s text:c="6"/>// This is a mistake.</text:p>
      <text:p text:style-name="P4"><text:s text:c="3"/>System.out.println("The arrays are the same.");</text:p>
      <text:p text:style-name="P4">else</text:p>
      <text:p text:style-name="P4"><text:s text:c="3"/>System.out.println("The arrays are not the same.");</text:p>
      <text:p text:style-name="P4">When you use the == operator with reference variables, including those that reference arrays, the operator compares the memory addresses that the variables contain, not the contents of the objects referenced by the variables. Because the two array variables in this code reference different objects in memory, they will contain different addresses. Therefore, the result of the boolean expression firstArray == secondArray is false and the code reports that the arrays are not the same.</text:p>
      <text:p text:style-name="P4"/>
      <text:p text:style-name="P4">To compare the contents of two arrays, you must compare the elements of the two arrays.</text:p>
      <text:p text:style-name="P4"/>
      <text:p text:style-name="P4">For example, look at the following code:</text:p>
      <text:p text:style-name="P4"/>
      <text:p text:style-name="P4">int[] firstArray = { 2, 4, 6, 8, 10 };</text:p>
      <text:p text:style-name="P4">int[] secondArray = { 2, 4, 6, 8, 10 };</text:p>
      <text:p text:style-name="P4">boolean arraysEqual = true; <text:s text:c="3"/>// Flag variable</text:p>
      <text:p text:style-name="P4">int index = 0; <text:s text:c="16"/>// Loop control variable</text:p>
      <text:p text:style-name="P4"/>
      <text:p text:style-name="P4">// First determine whether the arrays are the same size.</text:p>
      <text:p text:style-name="P4">if (firstArray.length != secondArray.length)</text:p>
      <text:p text:style-name="P4"><text:s text:c="3"/>arraysEqual = false;</text:p>
      <text:p text:style-name="P4"/>
      <text:p text:style-name="P4">// Next determine whether the elements contain the same data.</text:p>
      <text:p text:style-name="P4">while (arraysEqual &amp;&amp; index &lt; firstArray.length)</text:p>
      <text:p text:style-name="P4">{</text:p>
      <text:p text:style-name="P4"><text:s text:c="3"/>if (firstArray[index] != secondArray[index])</text:p>
      <text:p text:style-name="P4"><text:s text:c="6"/>arraysEqual = false;</text:p>
      <text:p text:style-name="P4"><text:s text:c="3"/>index++;</text:p>
      <text:p text:style-name="P4">}</text:p>
      <text:p text:style-name="P4"/>
      <text:p text:style-name="P4">if (arraysEqual)</text:p>
      <text:p text:style-name="P4"><text:s text:c="3"/>System.out.println("The arrays are equal.");</text:p>
      <text:p text:style-name="P4">else</text:p>
      <text:p text:style-name="P4"><text:s text:c="2"/>System.out.println("The arrays are not equal.");</text:p>
      <text:p text:style-name="P4"/>
      <text:p text:style-name="P4"/>
      <text:p text:style-name="P4">Summing the Values in a Numeric Array</text:p>
      <text:p text:style-name="P4"><text:soft-page-break/>To sum the values in an array you must use a loop with an accumulator variable. The loop adds the value in each array element to the accumulator. For example, assume that the following statement appears in a program and that values have been stored in the units array:</text:p>
      <text:p text:style-name="P4"/>
      <text:p text:style-name="P4">int[] units = new int[25];</text:p>
      <text:p text:style-name="P4">The following loop adds the values of each element of the units array to the total variable. When the code is finished, total will contain the sum of all of the units array’s elements.</text:p>
      <text:p text:style-name="P4"/>
      <text:p text:style-name="P4">int total = 0; <text:s text:c="6"/>// Initialize accumulator</text:p>
      <text:p text:style-name="P4">for (int index = 0; <text:s/>index &lt; units.length; index++)</text:p>
      <text:p text:style-name="P4"><text:s text:c="2"/>total += units[index];</text:p>
      <text:p text:style-name="P4"/>
      <text:p text:style-name="P4">Getting the Average of the Values in a Numeric Array</text:p>
      <text:p text:style-name="P4">The first step in calculating the average of all the values in an array is to sum the values. The second step is to divide the sum by the number of elements in the array. Assume that the following statement appears in a program and that values have been stored in the scores array:</text:p>
      <text:p text:style-name="P4"/>
      <text:p text:style-name="P4">double[] scores = new double[10];</text:p>
      <text:p text:style-name="P4">The following code calculates the average of the values in the scores array. When the code completes, the average will be stored in the average variable.</text:p>
      <text:p text:style-name="P4"/>
      <text:p text:style-name="P4">double total = 0; <text:s text:c="3"/>// Initialize accumulator</text:p>
      <text:p text:style-name="P4">double average; <text:s text:c="5"/>// Will hold the average</text:p>
      <text:p text:style-name="P4">for (int index = 0; index &lt; scores.length; index++)</text:p>
      <text:p text:style-name="P4"><text:s text:c="3"/>total += scores[index];</text:p>
      <text:p text:style-name="P4">average = total / scores.length;</text:p>
      <text:p text:style-name="P4"/>
      <text:p text:style-name="P4"/>
      <text:p text:style-name="P4"/>
      <text:p text:style-name="P4">Finding the Highest and Lowest Values in a Numeric Array</text:p>
      <text:p text:style-name="P4">The algorithms for finding the highest and lowest values in an array are very similar. First, let’s look at code for finding the highest value in an array. Assume that the following statement exists in a program and that values have been stored in the numbers array:</text:p>
      <text:p text:style-name="P4"/>
      <text:p text:style-name="P4">int[] numbers = new int[50];</text:p>
      <text:p text:style-name="P4">The code to find the highest value in the array is as follows:</text:p>
      <text:p text:style-name="P4"/>
      <text:p text:style-name="P4">int highest = numbers[0];</text:p>
      <text:p text:style-name="P4">for (int index = 1; index &lt; numbers.length; index++)</text:p>
      <text:p text:style-name="P4">{</text:p>
      <text:p text:style-name="P4"><text:s text:c="3"/>if (numbers[index] &gt; highest)</text:p>
      <text:p text:style-name="P4"><text:s text:c="6"/>highest = numbers[index];</text:p>
      <text:p text:style-name="P4">}</text:p>
      <text:p text:style-name="P4"/>
      <text:p text:style-name="P4"/>
      <text:p text:style-name="P4">The SalesData Class</text:p>
      <text:p text:style-name="P4">To demonstrate these algorithms, look at the SalesData class shown in Code Listing 7-10. An instance of the class keeps sales amounts for any number of days in an array, which is a private field. Public methods are provided that return the total, average, highest, and lowest amounts of sales. The program <text:soft-page-break/>in Code Listing 7-11 demonstrates the class, and Figure 7-11 shows an example of interaction with the program.</text:p>
      <text:p text:style-name="P4"/>
      <text:p text:style-name="P4">Code Listing 7-10 (SalesData.java)</text:p>
      <text:p text:style-name="P4"><text:s/>1 <text:s/>/**</text:p>
      <text:p text:style-name="P4"><text:s/>2 <text:s text:c="4"/>This class keeps the sales figures for a number of</text:p>
      <text:p text:style-name="P4"><text:s/>3 <text:s text:c="4"/>days in an array and provides methods for getting</text:p>
      <text:p text:style-name="P4"><text:s/>4 <text:s text:c="4"/>the total and average sales, and the highest and</text:p>
      <text:p text:style-name="P4"><text:s/>5 <text:s text:c="4"/>lowest amounts of sales.</text:p>
      <text:p text:style-name="P4"><text:s/>6 <text:s/>*/</text:p>
      <text:p text:style-name="P4"><text:s/>7</text:p>
      <text:p text:style-name="P4"><text:s/>8 <text:s/>public class SalesData</text:p>
      <text:p text:style-name="P4"><text:s/>9 <text:s/>{</text:p>
      <text:p text:style-name="P4">10 <text:s text:c="4"/>private double[] sales; // The sales data</text:p>
      <text:p text:style-name="P4">11 </text:p>
      <text:p text:style-name="P4">12 <text:s text:c="4"/>/**</text:p>
      <text:p text:style-name="P4">13 <text:s text:c="7"/>The constructor copies the elements in</text:p>
      <text:p text:style-name="P4">14 <text:s text:c="7"/>an array to the sales array.</text:p>
      <text:p text:style-name="P4">15 <text:s text:c="7"/>@param s The array to copy.</text:p>
      <text:p text:style-name="P4">16 <text:s text:c="4"/>*/</text:p>
      <text:p text:style-name="P4">17 </text:p>
      <text:p text:style-name="P4">18 <text:s text:c="4"/>public SalesData(double[] s)</text:p>
      <text:p text:style-name="P4">19 <text:s text:c="4"/>{</text:p>
      <text:p text:style-name="P4">20 <text:s text:c="7"/>// Create an array as large as s.</text:p>
      <text:p text:style-name="P4">21 <text:s text:c="7"/>sales = new double[s.length];</text:p>
      <text:p text:style-name="P4">22 </text:p>
      <text:p text:style-name="P4">23 <text:s text:c="7"/>// Copy the elements from s to sales.</text:p>
      <text:p text:style-name="P4">24 <text:s text:c="7"/>for (int index = 0; index &lt; s.length; index++)</text:p>
      <text:p text:style-name="P4">25 <text:s text:c="10"/>sales[index] = s[index];</text:p>
      <text:p text:style-name="P4">26 <text:s text:c="4"/>}</text:p>
      <text:p text:style-name="P4">27 </text:p>
      <text:p text:style-name="P4">28 <text:s text:c="4"/>/**</text:p>
      <text:p text:style-name="P4">29 <text:s text:c="7"/>getTotal method</text:p>
      <text:p text:style-name="P4">30 <text:s text:c="7"/>@return The total of the elements in</text:p>
      <text:p text:style-name="P4">31 <text:s text:c="7"/>the sales array.</text:p>
      <text:p text:style-name="P4">32 <text:s text:c="4"/>*/</text:p>
      <text:p text:style-name="P4">33 </text:p>
      <text:p text:style-name="P4">34 <text:s text:c="4"/>public double getTotal()</text:p>
      <text:p text:style-name="P4">35 <text:s text:c="4"/>{</text:p>
      <text:p text:style-name="P4">36 <text:s text:c="7"/>double total = 0.0; <text:s text:c="5"/>// Accumulator</text:p>
      <text:p text:style-name="P4">37 </text:p>
      <text:p text:style-name="P4">38 <text:s text:c="7"/>// Accumulate the sum of the elements</text:p>
      <text:p text:style-name="P4">39 <text:s text:c="7"/>// in the sales array.</text:p>
      <text:p text:style-name="P4">40 <text:s text:c="7"/>for (int index = 0; index &lt; sales.length; index++)</text:p>
      <text:p text:style-name="P4">41 <text:s text:c="10"/>total += sales[index];</text:p>
      <text:p text:style-name="P4">42 </text:p>
      <text:p text:style-name="P4">43 <text:s text:c="7"/>// Return the total.</text:p>
      <text:p text:style-name="P4">44 <text:s text:c="7"/>return total;</text:p>
      <text:p text:style-name="P4">45 <text:s text:c="4"/>}</text:p>
      <text:p text:style-name="P4"><text:soft-page-break/>46 </text:p>
      <text:p text:style-name="P4">47 <text:s text:c="4"/>/**</text:p>
      <text:p text:style-name="P4">48 <text:s text:c="7"/>getAverage method</text:p>
      <text:p text:style-name="P4">49 <text:s text:c="7"/>@return The average of the elements</text:p>
      <text:p text:style-name="P4">50 <text:s text:c="7"/>in the sales array.</text:p>
      <text:p text:style-name="P4">51 <text:s text:c="4"/>*/</text:p>
      <text:p text:style-name="P4">52 </text:p>
      <text:p text:style-name="P4">53 <text:s text:c="4"/>public double getAverage()</text:p>
      <text:p text:style-name="P4">54 <text:s text:c="4"/>{</text:p>
      <text:p text:style-name="P4">55 <text:s text:c="7"/>return getTotal() / sales.length;</text:p>
      <text:p text:style-name="P4">56 <text:s text:c="4"/>}</text:p>
      <text:p text:style-name="P4">57 </text:p>
      <text:p text:style-name="P4">58 <text:s text:c="4"/>/**</text:p>
      <text:p text:style-name="P4">59 <text:s text:c="7"/>getHighest method</text:p>
      <text:p text:style-name="P4">60 <text:s text:c="7"/>@return The highest value stored</text:p>
      <text:p text:style-name="P4">61 <text:s text:c="7"/>in the sales array.</text:p>
      <text:p text:style-name="P4">62 <text:s text:c="4"/>*/</text:p>
      <text:p text:style-name="P4">63 </text:p>
      <text:p text:style-name="P4">64 <text:s text:c="4"/>public double getHighest()</text:p>
      <text:p text:style-name="P4">65 <text:s text:c="4"/>{</text:p>
      <text:p text:style-name="P4">66 <text:s text:c="7"/>double highest = sales[0];</text:p>
      <text:p text:style-name="P4">67</text:p>
      <text:p text:style-name="P4">68 <text:s text:c="7"/>for (int index = 1; index &lt; sales.length; index++)</text:p>
      <text:p text:style-name="P4">69 <text:s text:c="7"/>{</text:p>
      <text:p text:style-name="P4">70 <text:s text:c="10"/>if (sales[index] &gt; highest)</text:p>
      <text:p text:style-name="P4">71 <text:s text:c="13"/>highest = sales[index];</text:p>
      <text:p text:style-name="P4">72 <text:s text:c="7"/>}</text:p>
      <text:p text:style-name="P4">73 </text:p>
      <text:p text:style-name="P4">74 <text:s text:c="7"/>return highest;</text:p>
      <text:p text:style-name="P4">75 <text:s text:c="4"/>}</text:p>
      <text:p text:style-name="P4">76 </text:p>
      <text:p text:style-name="P4">77 <text:s text:c="4"/>/**</text:p>
      <text:p text:style-name="P4">78 <text:s text:c="7"/>getLowest method</text:p>
      <text:p text:style-name="P4">79 <text:s text:c="7"/>@return The lowest value stored</text:p>
      <text:p text:style-name="P4">80 <text:s text:c="7"/>in the sales array.</text:p>
      <text:p text:style-name="P4">81 <text:s text:c="4"/>*/</text:p>
      <text:p text:style-name="P4">82 </text:p>
      <text:p text:style-name="P4">83 <text:s text:c="4"/>public double getLowest()</text:p>
      <text:p text:style-name="P4">84 <text:s text:c="4"/>{</text:p>
      <text:p text:style-name="P4">85 <text:s text:c="7"/>double lowest = sales[0];</text:p>
      <text:p text:style-name="P4">86 </text:p>
      <text:p text:style-name="P4">87 <text:s text:c="7"/>for (int index = 1; index &lt; sales.length; index++)</text:p>
      <text:p text:style-name="P4">88 <text:s text:c="7"/>{</text:p>
      <text:p text:style-name="P4">89 <text:s text:c="10"/>if (sales[index] &lt; lowest)</text:p>
      <text:p text:style-name="P4">90 <text:s text:c="13"/>lowest = sales[index];</text:p>
      <text:p text:style-name="P4">91 <text:s text:c="7"/>}</text:p>
      <text:p text:style-name="P4">92 </text:p>
      <text:p text:style-name="P4">93 <text:s text:c="7"/>return lowest;</text:p>
      <text:p text:style-name="P4">94 <text:s text:c="4"/>}</text:p>
      <text:p text:style-name="P4"><text:soft-page-break/>95 <text:s/>}</text:p>
      <text:p text:style-name="P4"/>
      <text:p text:style-name="P4">1 <text:s/>import javax.swing.JOptionPane;</text:p>
      <text:p text:style-name="P4"><text:s/>2 </text:p>
      <text:p text:style-name="P4"><text:s/>3 <text:s/>/**</text:p>
      <text:p text:style-name="P4"><text:s/>4 <text:s text:c="4"/>This program gathers sales amounts for the week.</text:p>
      <text:p text:style-name="P4"><text:s/>5 <text:s text:c="4"/>It uses the SalesData class to display the total,</text:p>
      <text:p text:style-name="P4"><text:s/>6 <text:s text:c="4"/>average, highest, and lowest sales amounts.</text:p>
      <text:p text:style-name="P4"><text:s/>7 <text:s/>*/</text:p>
      <text:p text:style-name="P4"><text:s/>8 </text:p>
      <text:p text:style-name="P4"><text:s/>9 <text:s/>public class Sales</text:p>
      <text:p text:style-name="P4">10 <text:s/>{</text:p>
      <text:p text:style-name="P4">11 <text:s text:c="4"/>public static void main(String[] args)</text:p>
      <text:p text:style-name="P4">12 <text:s text:c="4"/>{</text:p>
      <text:p text:style-name="P4">13 <text:s text:c="7"/>final int ONE_WEEK = 7; // Number of elements</text:p>
      <text:p text:style-name="P4">14 </text:p>
      <text:p text:style-name="P4">15 <text:s text:c="7"/>// Create an array to hold sales amounts for a week.</text:p>
      <text:p text:style-name="P4">16 <text:s text:c="7"/>double[] sales = new double[ONE_WEEK];</text:p>
      <text:p text:style-name="P4">17 </text:p>
      <text:p text:style-name="P4">18 <text:s text:c="6"/>// Get the week's sales figures.</text:p>
      <text:p text:style-name="P4">19 <text:s text:c="6"/>getValues(sales);</text:p>
      <text:p text:style-name="P4">20 </text:p>
      <text:p text:style-name="P4">21 <text:s text:c="6"/>// Create a SalesData object, initialized</text:p>
      <text:p text:style-name="P4">22 <text:s text:c="6"/>// with the week's sales figures.</text:p>
      <text:p text:style-name="P4">23 <text:s text:c="6"/>SalesData week = new SalesData(sales);</text:p>
      <text:p text:style-name="P4">24 </text:p>
      <text:p text:style-name="P4">25 <text:s text:c="6"/>// Display the total, average, highest, and lowest</text:p>
      <text:p text:style-name="P4">26 <text:s text:c="6"/>// sales amounts for the week.</text:p>
      <text:p text:style-name="P4">27 <text:s text:c="6"/>JOptionPane.showMessageDialog(null,</text:p>
      <text:p text:style-name="P4">28 <text:s text:c="9"/>String.format("The total sales were $%,.2f\n" +</text:p>
      <text:p text:style-name="P4">29 <text:s text:c="23"/>"The average sales were $%,.2f\n" +</text:p>
      <text:p text:style-name="P4">30 <text:s text:c="23"/>"The highest sales were $%,.2f\n" +</text:p>
      <text:p text:style-name="P4">31 <text:s text:c="23"/>"The lowest sales were $%,.2f",</text:p>
      <text:p text:style-name="P4">32 <text:s text:c="23"/>week.getTotal(),</text:p>
      <text:p text:style-name="P4">33 <text:s text:c="23"/>week.getAverage(),</text:p>
      <text:p text:style-name="P4">34 <text:s text:c="23"/>week.getHighest(),</text:p>
      <text:p text:style-name="P4">35 <text:s text:c="23"/>week.getLowest()));</text:p>
      <text:p text:style-name="P4">36 </text:p>
      <text:p text:style-name="P4">37 <text:s text:c="6"/>System.exit(0);</text:p>
      <text:p text:style-name="P4">38 <text:s text:c="4"/>}</text:p>
      <text:p text:style-name="P4">39 </text:p>
      <text:p text:style-name="P4">40 <text:s text:c="4"/>/**</text:p>
      <text:p text:style-name="P4">41 <text:s text:c="7"/>The getValues method asks the user to enter sales</text:p>
      <text:p text:style-name="P4">42 <text:s text:c="7"/>amounts for each element of an array.</text:p>
      <text:p text:style-name="P4">43 <text:s text:c="7"/>@param array The array to store the values in.</text:p>
      <text:p text:style-name="P4">44 <text:s text:c="4"/>*/</text:p>
      <text:p text:style-name="P4">45 </text:p>
      <text:p text:style-name="P4">46 <text:s text:c="4"/>private static void getValues(double[] array)</text:p>
      <text:p text:style-name="P4">47 <text:s text:c="4"/>{</text:p>
      <text:p text:style-name="P4"><text:soft-page-break/>48 <text:s text:c="7"/>String input; // To hold user input.</text:p>
      <text:p text:style-name="P4">49 </text:p>
      <text:p text:style-name="P4">50 <text:s text:c="7"/>// Get sales for each day of the week.</text:p>
      <text:p text:style-name="P4">51 <text:s text:c="7"/>for (int i = 0; i &lt; array.length; i++)</text:p>
      <text:p text:style-name="P4">52 <text:s text:c="7"/>{</text:p>
      <text:p text:style-name="P4">53 <text:s text:c="10"/>input = JOptionPane.showInputDialog(</text:p>
      <text:p text:style-name="P4">54 <text:s text:c="19"/>"Enter the sales for day " + (i + 1) + ".");</text:p>
      <text:p text:style-name="P4">55 <text:s text:c="10"/>array[i] = Double.parseDouble(input);</text:p>
      <text:p text:style-name="P4">56 <text:s text:c="7"/>}</text:p>
      <text:p text:style-name="P4">57 <text:s text:c="4"/>}</text:p>
      <text:p text:style-name="P4">58 <text:s/>}</text:p>
      <text:p text:style-name="P4"/>
      <text:p text:style-name="P4"/>
      <text:p text:style-name="P4">Partially Filled Arrays</text:p>
      <text:p text:style-name="P4">Sometimes you need to store a series of items in an array, but you do not know the number of items that there are. As a result, you do not know the exact number of elements needed for the array. One solution is to make the array large enough to hold the largest possible number of items. This can lead to another problem, however. If the actual number of items stored in the array is less than the number of elements, the array will be only partially filled. When you process a partially filled array, you must process only the elements that contain valid data items.</text:p>
      <text:p text:style-name="P4"/>
      <text:p text:style-name="P4">A partially filled array is normally used with an accompanying integer variable that holds the number of items stored in the array. For example, suppose a program uses the following code to create an array with 100 elements, and an int variable named count, which will hold the number of items stored in the array:</text:p>
      <text:p text:style-name="P4"/>
      <text:p text:style-name="P4">final int ARRAY_SIZE = 100;</text:p>
      <text:p text:style-name="P4">int[] array = new int[ARRAY_SIZE];</text:p>
      <text:p text:style-name="P4">int count = 0;</text:p>
      <text:p text:style-name="P4">Each time we add an item to the array, we must increment count. The following code demonstrates:</text:p>
      <text:p text:style-name="P4"/>
      <text:p text:style-name="P4">Scanner keyboard = new Scanner(System.in);</text:p>
      <text:p text:style-name="P4">System.out.print("Enter a number or −1 to quit: ");</text:p>
      <text:p text:style-name="P4">number = keyboard.nextInt();</text:p>
      <text:p text:style-name="P4">while (number != −1 &amp;&amp; count &lt; array.length)</text:p>
      <text:p text:style-name="P4">{</text:p>
      <text:p text:style-name="P4"><text:s text:c="3"/>array[count] = number;</text:p>
      <text:p text:style-name="P4"><text:s text:c="3"/>count++;</text:p>
      <text:p text:style-name="P4"><text:s text:c="3"/>System.out.print("Enter a number or −1 to quit: ");</text:p>
      <text:p text:style-name="P4"><text:s text:c="3"/>number = keyboard.nextInt();</text:p>
      <text:p text:style-name="P4">}</text:p>
      <text:p text:style-name="P4"/>
      <text:p text:style-name="P4">for (int index = 0; index &lt; count; index++)</text:p>
      <text:p text:style-name="P4">{</text:p>
      <text:p text:style-name="P4"><text:s text:c="3"/>System.out.println(array[index]);</text:p>
      <text:p text:style-name="P4">}</text:p>
      <text:p text:style-name="P4"/>
      <text:p text:style-name="P4"/>
      <text:p text:style-name="P4"/>
      <text:p text:style-name="P4"><text:soft-page-break/>Working with Arrays and Files</text:p>
      <text:p text:style-name="P4">Saving the contents of an array to a file is a straightforward procedure: Use a loop to step through each element of the array, writing its contents to the file. For example, assume a program declares an array as follows:</text:p>
      <text:p text:style-name="P4"/>
      <text:p text:style-name="P4">int[] numbers = { 10, 20, 30, 40, 50 };</text:p>
      <text:p text:style-name="P4">The following code opens a file named Values.txt and writes the contents of each element of the numbers array to the file:</text:p>
      <text:p text:style-name="P4"/>
      <text:p text:style-name="P4">int[] numbers = { 10, 20, 30, 40, 50 };</text:p>
      <text:p text:style-name="P4">// Open the file.</text:p>
      <text:p text:style-name="P4">PrintWriter outputFile = new PrintWriter("Values.txt");</text:p>
      <text:p text:style-name="P4"/>
      <text:p text:style-name="P4">// Write the array elements to the file.</text:p>
      <text:p text:style-name="P4">for (int index = 0; index &lt; numbers.length; index++)</text:p>
      <text:p text:style-name="P4"><text:s text:c="3"/>outputFile.println(numbers[index]);</text:p>
      <text:p text:style-name="P4">// Close the file.</text:p>
      <text:p text:style-name="P4">outputFile.close();</text:p>
      <text:p text:style-name="P4"/>
      <text:p text:style-name="P4">The following code demonstrates how to open the Values.txt file and read its contents back into the numbers array.</text:p>
      <text:p text:style-name="P4"/>
      <text:p text:style-name="P4">final int SIZE = 5;</text:p>
      <text:p text:style-name="P4">int[] numbers = new int[SIZE];</text:p>
      <text:p text:style-name="P4">int index = 0; <text:s text:c="3"/>// Loop control variable</text:p>
      <text:p text:style-name="P4"/>
      <text:p text:style-name="P4">// Open the file.</text:p>
      <text:p text:style-name="P4">File file = new File("Values.txt");</text:p>
      <text:p text:style-name="P4">Scanner inputFile = new Scanner(file);</text:p>
      <text:p text:style-name="P4"/>
      <text:p text:style-name="P4">// Read the file contents into the array.</text:p>
      <text:p text:style-name="P4">while (inputFile.hasNext() &amp;&amp; index &lt; numbers.length)</text:p>
      <text:p text:style-name="P4">{</text:p>
      <text:p text:style-name="P4"><text:s text:c="3"/>numbers[index] = inputFile.nextInt();</text:p>
      <text:p text:style-name="P4"><text:s text:c="3"/>index++;</text:p>
      <text:p text:style-name="P4">}</text:p>
      <text:p text:style-name="P4"/>
      <text:p text:style-name="P4">// Close the file.</text:p>
      <text:p text:style-name="P4">inputFile.close();</text:p>
      <text:p text:style-name="P4"/>
      <text:p text:style-name="P4"/>
      <text:p text:style-name="P4">A method can return a reference to an array. To do so, the return type of the method must be declared properly. For example, look at the following method definition:</text:p>
      <text:p text:style-name="P4"/>
      <text:p text:style-name="P4">public static double[] getArray()</text:p>
      <text:p text:style-name="P4">{</text:p>
      <text:p text:style-name="P4"><text:s text:c="3"/>double[] array = { 1.2, 2.3, 4.5, 6.7, 8.9 };</text:p>
      <text:p text:style-name="P4"><text:s text:c="3"/>return array;</text:p>
      <text:p text:style-name="P4">}</text:p>
      <text:p text:style-name="P4"><text:soft-page-break/>The getArray method returns an array of doubles. Notice that the return type listed in the method header is double[]. The method header is illustrated in Figure 7-13. It indicates that the method returns a reference to a double array.</text:p>
      <text:p text:style-name="P4"/>
      <text:p text:style-name="P4">Code Listing 7-14 (ReturnArray.java)</text:p>
      <text:p text:style-name="P4"><text:s/>1 <text:s/>/**</text:p>
      <text:p text:style-name="P4"><text:s/>2 <text:s text:c="4"/>This program demonstrates how a reference to an</text:p>
      <text:p text:style-name="P4"><text:s/>3 <text:s text:c="4"/>array can be returned from a method.</text:p>
      <text:p text:style-name="P4"><text:s/>4 <text:s/>*/</text:p>
      <text:p text:style-name="P4"><text:s/>5 </text:p>
      <text:p text:style-name="P4"><text:s/>6 <text:s/>public class ReturnArray</text:p>
      <text:p text:style-name="P4"><text:s/>7 <text:s/>{</text:p>
      <text:p text:style-name="P4"><text:s/>8 <text:s text:c="4"/>public static void main(String[] args)</text:p>
      <text:p text:style-name="P4"><text:s/>9 <text:s text:c="4"/>{</text:p>
      <text:p text:style-name="P4">10 <text:s text:c="7"/>double[] values;</text:p>
      <text:p text:style-name="P4">11 </text:p>
      <text:p text:style-name="P4">12 <text:s text:c="7"/>values = getArray();</text:p>
      <text:p text:style-name="P4">13 <text:s text:c="7"/>for (double num : values)</text:p>
      <text:p text:style-name="P4">14 <text:s text:c="10"/>System.out.print(num + " ");</text:p>
      <text:p text:style-name="P4">15 <text:s text:c="4"/>}</text:p>
      <text:p text:style-name="P4">16 </text:p>
      <text:p text:style-name="P4">17 <text:s text:c="4"/>/**</text:p>
      <text:p text:style-name="P4">18 <text:s text:c="7"/>getArray method</text:p>
      <text:p text:style-name="P4">19 <text:s text:c="7"/>@return A reference to an array of doubles.</text:p>
      <text:p text:style-name="P4">20 <text:s text:c="4"/>*/</text:p>
      <text:p text:style-name="P4">21 </text:p>
      <text:p text:style-name="P4">22 <text:s text:c="4"/>public static double[] getArray()</text:p>
      <text:p text:style-name="P4">23 <text:s text:c="4"/>{</text:p>
      <text:p text:style-name="P4">24 <text:s text:c="7"/>double[] array = { 1.2, 2.3, 4.5, 6.7, 8.9 };</text:p>
      <text:p text:style-name="P4">25 </text:p>
      <text:p text:style-name="P4">26 <text:s text:c="7"/>return array;</text:p>
      <text:p text:style-name="P4">27 <text:s text:c="4"/>}</text:p>
      <text:p text:style-name="P4">28 <text:s/>}</text:p>
      <text:p text:style-name="P4"/>
      <text:p text:style-name="P4">You can create arrays of string objects. </text:p>
      <text:p text:style-name="P4"/>
      <text:p text:style-name="P4">Each element in the names array is a reference to a String object. The names[0] element references a String object containing “Bill”, the names[1] element references a String object containing “Susan”, and so forth. The program in Code Listing 7-15 demonstrates an array of String objects.</text:p>
      <text:p text:style-name="P4"/>
      <text:p text:style-name="P4">Code Listing 7-15 (MonthDays.java)</text:p>
      <text:p text:style-name="P4"><text:s/>1 <text:s text:c="2"/>/**</text:p>
      <text:p text:style-name="P4"><text:s/>2 <text:s text:c="5"/>This program demonstrates an array of String objects.</text:p>
      <text:p text:style-name="P4"><text:s/>3 <text:s text:c="2"/>*/</text:p>
      <text:p text:style-name="P4"><text:s/>4 </text:p>
      <text:p text:style-name="P4"><text:s/>5 <text:s text:c="2"/>public class MonthDays</text:p>
      <text:p text:style-name="P4"><text:s/>6 <text:s text:c="2"/>{</text:p>
      <text:p text:style-name="P4"><text:s/>7 <text:s text:c="5"/>public static void main(String[] args)</text:p>
      <text:p text:style-name="P4"><text:s/>8 <text:s text:c="5"/>{</text:p>
      <text:p text:style-name="P4"><text:soft-page-break/><text:s/>9 <text:s text:c="8"/>String[] months = { "January", "February", "March",</text:p>
      <text:p text:style-name="P4">10 <text:s text:c="28"/>"April", "May", "June", "July",</text:p>
      <text:p text:style-name="P4">11 <text:s text:c="28"/>"August", "September", "October",</text:p>
      <text:p text:style-name="P4">12 <text:s text:c="28"/>"November", "December" };</text:p>
      <text:p text:style-name="P4">13 </text:p>
      <text:p text:style-name="P4">14 <text:s text:c="8"/>int[] days = { 31, 28, 31, 30, 31, 30, 31,</text:p>
      <text:p text:style-name="P4">15 <text:s text:c="23"/>31, 30, 31, 30, 31 };</text:p>
      <text:p text:style-name="P4">16 </text:p>
      <text:p text:style-name="P4">17 <text:s text:c="9"/>for (int index = 0; index &lt; months.length; index++)</text:p>
      <text:p text:style-name="P4">18 <text:s text:c="9"/>{</text:p>
      <text:p text:style-name="P4">19 <text:s text:c="12"/>System.out.println(months[index] + " has " +</text:p>
      <text:p text:style-name="P4">20 <text:s text:c="31"/>days[index] + " days.");</text:p>
      <text:p text:style-name="P4">21 <text:s text:c="9"/>}</text:p>
      <text:p text:style-name="P4">22 <text:s text:c="5"/>}</text:p>
      <text:p text:style-name="P4">23 <text:s text:c="2"/>}</text:p>
      <text:p text:style-name="P4"/>
      <text:p text:style-name="P4">without an initialization list you need to enter a new to create an array. </text:p>
      <text:p text:style-name="P4"/>
      <text:p text:style-name="P4">When you create an uninitialized array of String objects, you must assign a value to each element in the array that you intend to use. Here is an example:</text:p>
      <text:p text:style-name="P4"/>
      <text:p text:style-name="P4">final int SIZE = 4;</text:p>
      <text:p text:style-name="P4">String[] names = new String[SIZE];</text:p>
      <text:p text:style-name="P4">names[0] = "Bill";</text:p>
      <text:p text:style-name="P4">names[1] = "Susan";</text:p>
      <text:p text:style-name="P4">names[2] = "Steven";</text:p>
      <text:p text:style-name="P4">names[3] = "Jean";</text:p>
      <text:p text:style-name="P4"/>
      <text:p text:style-name="P4">Calling String Methods from an Array Element</text:p>
      <text:p text:style-name="P4">Recall from Chapter 2 that String objects have several methods. For example, the toUpperCase method returns the uppercase equivalent of a String object. Because each element of a String array is a String object, you can use an element to call a String method. For example, the following statement uses element 0 of the names array to call the toUpperCase method:</text:p>
      <text:p text:style-name="P4"/>
      <text:p text:style-name="P4">System.out.println(names[0].toUpperCase());</text:p>
      <text:p text:style-name="P4">The following code shows another example. It uses element 3 of the names array to call the charAt method. When this code executes, the first character of the string stored in names[3] will be assigned to the letter variable.</text:p>
      <text:p text:style-name="P4"/>
      <text:p text:style-name="P4">// Declare a char variable named letter.</text:p>
      <text:p text:style-name="P4">char letter;</text:p>
      <text:p text:style-name="P4">// Assign the first character in names[3] to letter.</text:p>
      <text:p text:style-name="P4">letter = names[3].charAt(0);</text:p>
      <text:p text:style-name="P4"/>
      <text:p text:style-name="P4">Like any other data type, you can create arrays of class objects. For example, recall the BankAccount class that we developed in Chapter 6 . An array of BankAccount objects could be created to represent all of the bank accounts owned by a single person. The following code declares an array of five BankAccount objects:</text:p>
      <text:p text:style-name="P4"/>
      <text:p text:style-name="P4"><text:soft-page-break/>final int NUM_ACCOUNTS = 5;</text:p>
      <text:p text:style-name="P4">BankAccount[] accounts = new BankAccount[NUM_ACCOUNTS];</text:p>
      <text:p text:style-name="P4">The variable that references the array is named accounts. As with String arrays, each element in this array is a reference variable, as illustrated in Figure 7-16.</text:p>
      <text:p text:style-name="P4"/>
      <text:p text:style-name="P4"/>
      <text:p text:style-name="P4">Figure 7-16 The accounts variable references an array of references</text:p>
      <text:p text:style-name="P4">Figure 7-16 Full Alternative Text</text:p>
      <text:p text:style-name="P4">Notice from the figure that each element of the array is initialized with the value null. This is a special value in Java that indicates the array elements do not yet reference objects. You must individually create the objects that each element will reference. The following code uses a loop to create objects for each element:</text:p>
      <text:p text:style-name="P4"/>
      <text:p text:style-name="P4">for (int index = 0; index &lt; accounts.length; index++)</text:p>
      <text:p text:style-name="P4"><text:s text:c="4"/>accounts[index] = new BankAccount();</text:p>
      <text:p text:style-name="P4"/>
      <text:p text:style-name="P4"/>
      <text:p text:style-name="P4">Objects in an array are accessed with subscripts, just like any other data type in an array. For example, the following code uses the accounts[2] element to call the setBalance and withdraw methods:</text:p>
      <text:p text:style-name="P4"/>
      <text:p text:style-name="P4">accounts[2].setBalance(2500.0);</text:p>
      <text:p text:style-name="P4">accounts[2].withdraw(500.0);</text:p>
      <text:p text:style-name="P4">Code Listing 7-16 shows a complete program that uses an array of objects.</text:p>
      <text:p text:style-name="P4"/>
      <text:p text:style-name="P4">Code Listing 7-16 (ObjectArray.java)</text:p>
      <text:p text:style-name="P4"><text:s/>1 <text:s/>import java.util.Scanner;</text:p>
      <text:p text:style-name="P4"><text:s/>2 </text:p>
      <text:p text:style-name="P4"><text:s/>3 <text:s/>/**</text:p>
      <text:p text:style-name="P4"><text:s/>4 <text:s text:c="4"/>This program works with an array of three</text:p>
      <text:p text:style-name="P4"><text:s/>5 <text:s text:c="4"/>BankAccount objects.</text:p>
      <text:p text:style-name="P4"><text:s/>6 <text:s/>*/</text:p>
      <text:p text:style-name="P4"><text:s/>7 </text:p>
      <text:p text:style-name="P4"><text:s/>8 <text:s/>public class ObjectArray</text:p>
      <text:p text:style-name="P4"><text:s/>9 <text:s/>{</text:p>
      <text:p text:style-name="P4">10 <text:s text:c="4"/>public static void main(String[] args)</text:p>
      <text:p text:style-name="P4">11 <text:s text:c="4"/>{</text:p>
      <text:p text:style-name="P4">12 <text:s text:c="7"/>final int NUM_ACCOUNTS = 3; // Number of accounts</text:p>
      <text:p text:style-name="P4">13 </text:p>
      <text:p text:style-name="P4">14 <text:s text:c="7"/>// Create an array that can reference</text:p>
      <text:p text:style-name="P4">15 <text:s text:c="7"/>// BankAccount objects.</text:p>
      <text:p text:style-name="P4">16 <text:s text:c="7"/>BankAccount[] accounts = new BankAccount[NUM_ACCOUNTS];</text:p>
      <text:p text:style-name="P4">17 </text:p>
      <text:p text:style-name="P4">18 <text:s text:c="7"/>// Create objects for the array.</text:p>
      <text:p text:style-name="P4">19 <text:s text:c="7"/>createAccounts(accounts);</text:p>
      <text:p text:style-name="P4">20 </text:p>
      <text:p text:style-name="P4">21 <text:s text:c="7"/>// Display the balances of each account.</text:p>
      <text:p text:style-name="P4">22 <text:s text:c="7"/>System.out.println("Here are the balances " +</text:p>
      <text:p text:style-name="P4">23 <text:s text:c="26"/>"for each account:");</text:p>
      <text:p text:style-name="P4">24 </text:p>
      <text:p text:style-name="P4"><text:soft-page-break/>25 <text:s text:c="7"/>for (int index = 0; index &lt; accounts.length; index++)</text:p>
      <text:p text:style-name="P4">26 <text:s text:c="7"/>{</text:p>
      <text:p text:style-name="P4">27 <text:s text:c="10"/>System.out.println("Account " + (index + 1) +</text:p>
      <text:p text:style-name="P4">28 <text:s text:c="21"/>": $" + accounts[index].getBalance());</text:p>
      <text:p text:style-name="P4">29 <text:s text:c="7"/>}</text:p>
      <text:p text:style-name="P4">30 <text:s text:c="4"/>}</text:p>
      <text:p text:style-name="P4">31 </text:p>
      <text:p text:style-name="P4">32 <text:s text:c="4"/>/**</text:p>
      <text:p text:style-name="P4">33 <text:s text:c="7"/>The createAccounts method creates a BankAccount</text:p>
      <text:p text:style-name="P4">34 <text:s text:c="7"/>object for each element of an array. The user</text:p>
      <text:p text:style-name="P4">35 <text:s text:c="7"/>is asked for each account's balance.</text:p>
      <text:p text:style-name="P4">36 <text:s text:c="7"/>@param array The array to reference the accounts</text:p>
      <text:p text:style-name="P4">37 <text:s text:c="4"/>*/</text:p>
      <text:p text:style-name="P4">38 </text:p>
      <text:p text:style-name="P4">39 <text:s text:c="4"/>private static void createAccounts(BankAccount[] array)</text:p>
      <text:p text:style-name="P4">40 <text:s text:c="4"/>{</text:p>
      <text:p text:style-name="P4">41 <text:s text:c="7"/>double balance; <text:s text:c="3"/>// To hold an account balance</text:p>
      <text:p text:style-name="P4">42 </text:p>
      <text:p text:style-name="P4">43 <text:s text:c="7"/>// Create a Scanner object.</text:p>
      <text:p text:style-name="P4">44 <text:s text:c="7"/>Scanner keyboard = new Scanner(System.in);</text:p>
      <text:p text:style-name="P4">45 </text:p>
      <text:p text:style-name="P4">46 <text:s text:c="7"/>// Create the accounts.</text:p>
      <text:p text:style-name="P4">47 <text:s text:c="7"/>for (int index = 0; index &lt; array.length; index++)</text:p>
      <text:p text:style-name="P4">48 <text:s text:c="7"/>{</text:p>
      <text:p text:style-name="P4">49 <text:s text:c="10"/>// Get the account's balance.</text:p>
      <text:p text:style-name="P4">50 <text:s text:c="10"/>System.out.print("Enter the balance for " +</text:p>
      <text:p text:style-name="P4">51 <text:s text:c="27"/>"account " + (index + 1) + ": ");</text:p>
      <text:p text:style-name="P4">52 <text:s text:c="10"/>balance = keyboard.nextDouble();</text:p>
      <text:p text:style-name="P4">53 </text:p>
      <text:p text:style-name="P4">54 <text:s text:c="10"/>// Create the account.</text:p>
      <text:p text:style-name="P4">55 <text:s text:c="10"/>array[index] = new BankAccount(balance);</text:p>
      <text:p text:style-name="P4">56 <text:s text:c="8"/>}</text:p>
      <text:p text:style-name="P4">57 <text:s text:c="4"/>}</text:p>
      <text:p text:style-name="P4">58 <text:s/>}</text:p>
      <text:p text:style-name="P4"/>
      <text:p text:style-name="P3">7.7:</text:p>
      <text:p text:style-name="P5">You can declare an array of objects. </text:p>
      <text:p text:style-name="P5">Here is the code:</text:p>
      <text:p text:style-name="P5">Final int NUM_ACCOUNTS=5;</text:p>
      <text:p text:style-name="P5">BankAccount[]accounts=new BankAccount[NUM_ACCOUNTS]</text:p>
      <text:p text:style-name="P5">element null is used for initializing when array objects do not yet reference objects. You have to individually create the objects, however with a for loop you can automate it.</text:p>
      <text:p text:style-name="P5">for(int index=0;index&lt;accounts.length;index++){</text:p>
      <text:p text:style-name="P5">accounts[index]=new BankAccount();</text:p>
      <text:p text:style-name="P5">objects are accessed with subscripts, so accounts[2].Setbalance(2500.00} would set account two with a balance of 2500 dollars.</text:p>
      <text:p text:style-name="P5"/>
      <text:p text:style-name="P5"/>
      <text:p text:style-name="P5"/>
      <text:p text:style-name="P5"><text:soft-page-break/></text:p>
      <text:p text:style-name="P5"/>
      <text:p text:style-name="P5"><text:s/>1 <text:s/>import java.util.Scanner;</text:p>
      <text:p text:style-name="P5"><text:s/>2 </text:p>
      <text:p text:style-name="P5"><text:s/>3 <text:s/>/**</text:p>
      <text:p text:style-name="P5"><text:s/>4 <text:s text:c="4"/>This program works with an array of three</text:p>
      <text:p text:style-name="P5"><text:s/>5 <text:s text:c="4"/>BankAccount objects.</text:p>
      <text:p text:style-name="P5"><text:s/>6 <text:s/>*/</text:p>
      <text:p text:style-name="P5"><text:s/>7 </text:p>
      <text:p text:style-name="P5"><text:s/>8 <text:s/>public class ObjectArray</text:p>
      <text:p text:style-name="P5"><text:s/>9 <text:s/>{</text:p>
      <text:p text:style-name="P5">10 <text:s text:c="4"/>public static void main(String[] args)</text:p>
      <text:p text:style-name="P5">11 <text:s text:c="4"/>{</text:p>
      <text:p text:style-name="P5">12 <text:s text:c="7"/>final int NUM_ACCOUNTS = 3; // Number of accounts</text:p>
      <text:p text:style-name="P5">13 </text:p>
      <text:p text:style-name="P5">14 <text:s text:c="7"/>// Create an array that can reference</text:p>
      <text:p text:style-name="P5">15 <text:s text:c="7"/>// BankAccount objects.</text:p>
      <text:p text:style-name="P5">16 <text:s text:c="7"/>BankAccount[] accounts = new BankAccount[NUM_ACCOUNTS];</text:p>
      <text:p text:style-name="P5">17 </text:p>
      <text:p text:style-name="P5">18 <text:s text:c="7"/>// Create objects for the array.</text:p>
      <text:p text:style-name="P5">19 <text:s text:c="7"/>createAccounts(accounts);</text:p>
      <text:p text:style-name="P5">20 </text:p>
      <text:p text:style-name="P5">21 <text:s text:c="7"/>// Display the balances of each account.</text:p>
      <text:p text:style-name="P5">22 <text:s text:c="7"/>System.out.println("Here are the balances " +</text:p>
      <text:p text:style-name="P5">23 <text:s text:c="26"/>"for each account:");</text:p>
      <text:p text:style-name="P5">24 </text:p>
      <text:p text:style-name="P5">25 <text:s text:c="7"/>for (int index = 0; index &lt; accounts.length; index++)</text:p>
      <text:p text:style-name="P5">26 <text:s text:c="7"/>{</text:p>
      <text:p text:style-name="P5">27 <text:s text:c="10"/>System.out.println("Account " + (index + 1) +</text:p>
      <text:p text:style-name="P5">28 <text:s text:c="21"/>": $" + accounts[index].getBalance());</text:p>
      <text:p text:style-name="P5">29 <text:s text:c="7"/>}</text:p>
      <text:p text:style-name="P5">30 <text:s text:c="4"/>}</text:p>
      <text:p text:style-name="P5">31 </text:p>
      <text:p text:style-name="P5">32 <text:s text:c="4"/>/**</text:p>
      <text:p text:style-name="P5">33 <text:s text:c="7"/>The createAccounts method creates a BankAccount</text:p>
      <text:p text:style-name="P5">34 <text:s text:c="7"/>object for each element of an array. The user</text:p>
      <text:p text:style-name="P5">35 <text:s text:c="7"/>is asked for each account's balance.</text:p>
      <text:p text:style-name="P5">36 <text:s text:c="7"/>@param array The array to reference the accounts</text:p>
      <text:p text:style-name="P5">37 <text:s text:c="4"/>*/</text:p>
      <text:p text:style-name="P5">38 </text:p>
      <text:p text:style-name="P5">39 <text:s text:c="4"/>private static void createAccounts(BankAccount[] array)</text:p>
      <text:p text:style-name="P5">40 <text:s text:c="4"/>{</text:p>
      <text:p text:style-name="P5">41 <text:s text:c="7"/>double balance; <text:s text:c="3"/>// To hold an account balance</text:p>
      <text:p text:style-name="P5">42 </text:p>
      <text:p text:style-name="P5">43 <text:s text:c="7"/>// Create a Scanner object.</text:p>
      <text:p text:style-name="P5">44 <text:s text:c="7"/>Scanner keyboard = new Scanner(System.in);</text:p>
      <text:p text:style-name="P5">45 </text:p>
      <text:p text:style-name="P5">46 <text:s text:c="7"/>// Create the accounts.</text:p>
      <text:p text:style-name="P5">47 <text:s text:c="7"/>for (int index = 0; index &lt; array.length; index++)</text:p>
      <text:p text:style-name="P5"><text:soft-page-break/>48 <text:s text:c="7"/>{</text:p>
      <text:p text:style-name="P5">49 <text:s text:c="10"/>// Get the account's balance.</text:p>
      <text:p text:style-name="P5">50 <text:s text:c="10"/>System.out.print("Enter the balance for " +</text:p>
      <text:p text:style-name="P5">51 <text:s text:c="27"/>"account " + (index + 1) + ": ");</text:p>
      <text:p text:style-name="P5">52 <text:s text:c="10"/>balance = keyboard.nextDouble();</text:p>
      <text:p text:style-name="P5">53 </text:p>
      <text:p text:style-name="P5">54 <text:s text:c="10"/>// Create the account.</text:p>
      <text:p text:style-name="P5">55 <text:s text:c="10"/>array[index] = new BankAccount(balance);</text:p>
      <text:p text:style-name="P5">56 <text:s text:c="8"/>}</text:p>
      <text:p text:style-name="P5">57 <text:s text:c="4"/>}</text:p>
      <text:p text:style-name="P5">58 <text:s/>}</text:p>
      <text:p text:style-name="P5"/>
      <text:p text:style-name="P3">7.8:</text:p>
      <text:p text:style-name="P5">With search algorithms you can find specific items in a larger data collection. </text:p>
      <text:p text:style-name="P5"/>
      <text:p text:style-name="P5">The SearchArray program shown in Code Listing 7-17 searches the five-element array tests to find a score of 100. It uses a method, sequentialSearch, to find the value in the array. The array that is passed as an argument into the array parameter is searched for an occurrence of the number passed into value. If the number is found, its array subscript is returned. Otherwise, </text:p>
      <text:p text:style-name="P5">−</text:p>
      <text:p text:style-name="P5">1</text:p>
      <text:p text:style-name="P5"><text:s/>is returned, indicating the value did not appear in the array.</text:p>
      <text:p text:style-name="P5"/>
      <text:p text:style-name="P5">Code Listing 7-17 (SearchArray.java)</text:p>
      <text:p text:style-name="P5"><text:s/>1 <text:s text:c="2"/>/**</text:p>
      <text:p text:style-name="P5"><text:s/>2 <text:s text:c="5"/>This program sequentially searches an</text:p>
      <text:p text:style-name="P5"><text:s/>3 <text:s text:c="5"/>int array for a specified value.</text:p>
      <text:p text:style-name="P5"><text:s/>4 <text:s text:c="2"/>*/</text:p>
      <text:p text:style-name="P5"><text:s/>5 </text:p>
      <text:p text:style-name="P5"><text:s/>6 <text:s text:c="2"/>public class SearchArray</text:p>
      <text:p text:style-name="P5"><text:s/>7 <text:s text:c="2"/>{</text:p>
      <text:p text:style-name="P5"><text:s/>8 <text:s text:c="5"/>public static void main(String[] args)</text:p>
      <text:p text:style-name="P5"><text:s/>9 <text:s text:c="5"/>{</text:p>
      <text:p text:style-name="P5">10 <text:s text:c="8"/>int[] tests = { 87, 75, 98, 100, 82 };</text:p>
      <text:p text:style-name="P5">11 <text:s text:c="8"/>int results;</text:p>
      <text:p text:style-name="P5">12 </text:p>
      <text:p text:style-name="P5">13 <text:s text:c="8"/>// Search the array for the value 100.</text:p>
      <text:p text:style-name="P5">14 <text:s text:c="8"/>results = sequentialSearch(tests, 100);</text:p>
      <text:p text:style-name="P5">15 </text:p>
      <text:p text:style-name="P5">16 <text:s text:c="8"/>// Determine whether 100 was found and</text:p>
      <text:p text:style-name="P5">17 <text:s text:c="8"/>// display an appropriate message.</text:p>
      <text:p text:style-name="P5">18 <text:s text:c="8"/>if (results == −1)</text:p>
      <text:p text:style-name="P5">19 <text:s text:c="8"/>{</text:p>
      <text:p text:style-name="P5">20 <text:s text:c="12"/>System.out.println("You did not " +</text:p>
      <text:p text:style-name="P5">21 <text:s text:c="24"/>"earn 100 on any test.");</text:p>
      <text:p text:style-name="P5">22 <text:s text:c="8"/>}</text:p>
      <text:p text:style-name="P5">23 <text:s text:c="8"/>else</text:p>
      <text:p text:style-name="P5">24 <text:s text:c="8"/>{</text:p>
      <text:p text:style-name="P5">25 <text:s text:c="12"/>System.out.println("You earned 100 " +</text:p>
      <text:p text:style-name="P5"><text:soft-page-break/>26 <text:s text:c="24"/>"on test " + (results + 1));</text:p>
      <text:p text:style-name="P5">27 <text:s text:c="8"/>}</text:p>
      <text:p text:style-name="P5">28 <text:s text:c="5"/>}</text:p>
      <text:p text:style-name="P5">29 </text:p>
      <text:p text:style-name="P5">30 <text:s text:c="5"/>/**</text:p>
      <text:p text:style-name="P5">31 <text:s text:c="8"/>The sequentialSearch method searches an array for</text:p>
      <text:p text:style-name="P5">32 <text:s text:c="8"/>a value.</text:p>
      <text:p text:style-name="P5">33 <text:s text:c="8"/>@param array The array to search.</text:p>
      <text:p text:style-name="P5">34 <text:s text:c="8"/>@param value The value to search for.</text:p>
      <text:p text:style-name="P5">35 <text:s text:c="8"/>@return The subscript of the value if found in the</text:p>
      <text:p text:style-name="P5">36 <text:s text:c="16"/>array, otherwise −1.</text:p>
      <text:p text:style-name="P5">37 <text:s text:c="5"/>*/</text:p>
      <text:p text:style-name="P5">38 </text:p>
      <text:p text:style-name="P5">39 <text:s text:c="5"/>public static int sequentialSearch(int[] array,</text:p>
      <text:p text:style-name="P5">40 <text:s text:c="40"/>int value)</text:p>
      <text:p text:style-name="P5">41 <text:s text:c="5"/>{</text:p>
      <text:p text:style-name="P5">42 <text:s text:c="9"/>int index; <text:s text:c="7"/>// Loop control variable</text:p>
      <text:p text:style-name="P5">43 <text:s text:c="9"/>int element; <text:s text:c="5"/>// Element the value is found at</text:p>
      <text:p text:style-name="P5">44 <text:s text:c="9"/>boolean found; <text:s text:c="3"/>// Flag indicating search results</text:p>
      <text:p text:style-name="P5">45 </text:p>
      <text:p text:style-name="P5">46 <text:s text:c="9"/>// Element 0 is the starting point of the search.</text:p>
      <text:p text:style-name="P5">47 <text:s text:c="9"/>index = 0;</text:p>
      <text:p text:style-name="P5">48 </text:p>
      <text:p text:style-name="P5">49 <text:s text:c="9"/>// Store the default values element and found.</text:p>
      <text:p text:style-name="P5">50 <text:s text:c="9"/>element = −1;</text:p>
      <text:p text:style-name="P5">51 <text:s text:c="9"/>found = false;</text:p>
      <text:p text:style-name="P5">52 </text:p>
      <text:p text:style-name="P5">53 <text:s text:c="9"/>// Search the array.</text:p>
      <text:p text:style-name="P5">54 <text:s text:c="9"/>while (!found &amp;&amp; index &lt; array.length)</text:p>
      <text:p text:style-name="P5">55 <text:s text:c="9"/>{</text:p>
      <text:p text:style-name="P5">56 <text:s text:c="12"/>if (array[index] == value)</text:p>
      <text:p text:style-name="P5">57 <text:s text:c="12"/>{</text:p>
      <text:p text:style-name="P5">58 <text:s text:c="15"/>found = true;</text:p>
      <text:p text:style-name="P5">59 <text:s text:c="15"/>element = index;</text:p>
      <text:p text:style-name="P5">60 <text:s text:c="12"/>}</text:p>
      <text:p text:style-name="P5">61 <text:s text:c="12"/>index++;</text:p>
      <text:p text:style-name="P5">62 <text:s text:c="9"/>}</text:p>
      <text:p text:style-name="P5">63 </text:p>
      <text:p text:style-name="P5">64 <text:s text:c="9"/>return element;</text:p>
      <text:p text:style-name="P5">65 <text:s text:c="5"/>}</text:p>
      <text:p text:style-name="P5">66 <text:s text:c="2"/>}</text:p>
      <text:p text:style-name="P5">Program Output</text:p>
      <text:p text:style-name="P5">You earned 100 on test 4</text:p>
      <text:p text:style-name="P5"/>
      <text:p text:style-name="P3">7.9:</text:p>
      <text:p text:style-name="P5">Two dimensional arrays are arrays of arrays. </text:p>
      <text:p text:style-name="P5">They can hold two sets of data. This can be thought of like rows and columns. For 2D Arrays, two size declarators and two sets of brackets are needed. Here is an example: double [][]scores=new double[3][4]</text:p>
      <text:p text:style-name="P5"><text:soft-page-break/>the first two brackets indicate this is a 2d array and the numbers in the second pairing represent rows and columns.</text:p>
      <text:p text:style-name="P5"/>
      <text:p text:style-name="P5">To access one of the elements in a two-dimensional array, you must use both subscripts. For example, the following statement stores the number 95 in scores[2][1]:</text:p>
      <text:p text:style-name="P5"/>
      <text:p text:style-name="P5">scores[2][1] = 95;</text:p>
      <text:p text:style-name="P5">Programs that process two-dimensional arrays can do so with nested loops. For example, the following code prompts the user to enter a score, once for each element in the array:</text:p>
      <text:p text:style-name="P5"/>
      <text:p text:style-name="P5">final int ROWS = 3;</text:p>
      <text:p text:style-name="P5">final int COLS = 4;</text:p>
      <text:p text:style-name="P5">double[][] scores = new double[ROWS][COLS];</text:p>
      <text:p text:style-name="P5">for (int row = 0; row &lt; ROWS; row++)</text:p>
      <text:p text:style-name="P5">{</text:p>
      <text:p text:style-name="P5"><text:s text:c="3"/>for (int col = 0; col &lt; COLS; col++)</text:p>
      <text:p text:style-name="P5"><text:s text:c="3"/>{</text:p>
      <text:p text:style-name="P5"><text:s text:c="6"/>System.out.print("Enter a score: ");</text:p>
      <text:p text:style-name="P5"><text:s text:c="6"/>scores[row][col] = keyboard.nextDouble();</text:p>
      <text:p text:style-name="P5"><text:s text:c="3"/>}</text:p>
      <text:p text:style-name="P5">}</text:p>
      <text:p text:style-name="P5">And the following code displays all the elements in the scores array:</text:p>
      <text:p text:style-name="P5"/>
      <text:p text:style-name="P5">for (int row = 0; row &lt; ROWS; row++)</text:p>
      <text:p text:style-name="P5">{</text:p>
      <text:p text:style-name="P5"><text:s text:c="3"/>for (int col = 0; col &lt; COLS; col++)</text:p>
      <text:p text:style-name="P5"><text:s text:c="3"/>{</text:p>
      <text:p text:style-name="P5"><text:s text:c="6"/>System.out.println(scores[row][col]);</text:p>
      <text:p text:style-name="P5"><text:s text:c="3"/>}</text:p>
      <text:p text:style-name="P5">}</text:p>
      <text:p text:style-name="P5"/>
      <text:p text:style-name="P5"/>
      <text:p text:style-name="P5"/>
      <text:p text:style-name="P5">The program in Code Listing 7-18 uses a two-dimensional array to store corporate sales data. The array has three rows (one for each division of the company) and four columns (one for each quarter).</text:p>
      <text:p text:style-name="P5"/>
      <text:p text:style-name="P5">Code Listing 7-18 (CorpSales.java)</text:p>
      <text:p text:style-name="P5"><text:s/>1 <text:s/>import java.util.Scanner;</text:p>
      <text:p text:style-name="P5"><text:s/>2 </text:p>
      <text:p text:style-name="P5"><text:s/>3 <text:s/>/**</text:p>
      <text:p text:style-name="P5"><text:s/>4 <text:s text:c="4"/>This program demonstrates a two-dimensional array.</text:p>
      <text:p text:style-name="P5"><text:s/>5 <text:s/>*/</text:p>
      <text:p text:style-name="P5"><text:s/>6 </text:p>
      <text:p text:style-name="P5"><text:s/>7 <text:s/>public class CorpSales</text:p>
      <text:p text:style-name="P5"><text:s/>8 <text:s/>{</text:p>
      <text:p text:style-name="P5"><text:s/>9 <text:s text:c="4"/>public static void main(String[] args)</text:p>
      <text:p text:style-name="P5">10 <text:s text:c="4"/>{</text:p>
      <text:p text:style-name="P5">11 <text:s text:c="7"/>final int DIVS = 3; // Three divisions in the company</text:p>
      <text:p text:style-name="P5">12 <text:s text:c="7"/>final int QTRS = 4; // Four quarters</text:p>
      <text:p text:style-name="P5"><text:soft-page-break/>13 <text:s text:c="7"/>double totalSales = 0.0; // Accumulator</text:p>
      <text:p text:style-name="P5">14 </text:p>
      <text:p text:style-name="P5">15 <text:s text:c="7"/>// Create an array to hold the sales for each</text:p>
      <text:p text:style-name="P5">16 <text:s text:c="7"/>// division, for each quarter.</text:p>
      <text:p text:style-name="P5">17 <text:s text:c="7"/>double[][] sales = new double[DIVS][QTRS];</text:p>
      <text:p text:style-name="P5">18 </text:p>
      <text:p text:style-name="P5">19 <text:s text:c="8"/>// Create a Scanner object for keyboard input.</text:p>
      <text:p text:style-name="P5">20 <text:s text:c="8"/>Scanner keyboard = new Scanner(System.in);</text:p>
      <text:p text:style-name="P5">21</text:p>
      <text:p text:style-name="P5">22 <text:s text:c="8"/>// Display an introduction.</text:p>
      <text:p text:style-name="P5">23 <text:s text:c="8"/>System.out.println("This program will calculate the " +</text:p>
      <text:p text:style-name="P5">24 <text:s text:c="27"/>"total sales of");</text:p>
      <text:p text:style-name="P5">25 <text:s text:c="8"/>System.out.println("all the company's divisions. " +</text:p>
      <text:p text:style-name="P5">26 <text:s text:c="27"/>"Enter the following sales data:");</text:p>
      <text:p text:style-name="P5">27 </text:p>
      <text:p text:style-name="P5">28 <text:s text:c="8"/>// Nested loops to fill the array with quarterly</text:p>
      <text:p text:style-name="P5">29 <text:s text:c="8"/>// sales figures for each division.</text:p>
      <text:p text:style-name="P5">30 <text:s text:c="8"/>for (int div = 0; div &lt; DIVS; div++)</text:p>
      <text:p text:style-name="P5">31 <text:s text:c="8"/>{</text:p>
      <text:p text:style-name="P5">32 <text:s text:c="12"/>for (int qtr = 0; qtr &lt; QTRS; qtr++)</text:p>
      <text:p text:style-name="P5">33 <text:s text:c="12"/>{</text:p>
      <text:p text:style-name="P5">34 <text:s text:c="15"/>System.out.printf("Division %d, Quarter %d: $",</text:p>
      <text:p text:style-name="P5">35 <text:s text:c="33"/>(div + 1), (qtr + 1));</text:p>
      <text:p text:style-name="P5">36 <text:s text:c="15"/>sales[div][qtr] = keyboard.nextDouble();</text:p>
      <text:p text:style-name="P5">37 <text:s text:c="12"/>}</text:p>
      <text:p text:style-name="P5">38 <text:s text:c="12"/>System.out.println(); <text:s/>// Print blank line.</text:p>
      <text:p text:style-name="P5">39 <text:s text:c="8"/>}</text:p>
      <text:p text:style-name="P5">40 </text:p>
      <text:p text:style-name="P5">41 <text:s text:c="8"/>// Nested loops to add all the elements of the array.</text:p>
      <text:p text:style-name="P5">42 <text:s text:c="8"/>for (int div = 0; div &lt; DIVS; div++)</text:p>
      <text:p text:style-name="P5">43 <text:s text:c="8"/>{</text:p>
      <text:p text:style-name="P5">44 <text:s text:c="11"/>for (int qtr = 0; qtr &lt; QTRS; qtr++)</text:p>
      <text:p text:style-name="P5">45 <text:s text:c="11"/>{</text:p>
      <text:p text:style-name="P5">46 <text:s text:c="14"/>totalSales += sales[div][qtr];</text:p>
      <text:p text:style-name="P5">47 <text:s text:c="11"/>}</text:p>
      <text:p text:style-name="P5">48 <text:s text:c="8"/>}</text:p>
      <text:p text:style-name="P5">49 </text:p>
      <text:p text:style-name="P5">50 <text:s text:c="8"/>// Display the total sales.</text:p>
      <text:p text:style-name="P5">51 <text:s text:c="8"/>System.out.printf("Total company sales: $%,.2f\n",</text:p>
      <text:p text:style-name="P5">52 <text:s text:c="26"/>totalSales);</text:p>
      <text:p text:style-name="P5">53 <text:s text:c="4"/>}</text:p>
      <text:p text:style-name="P5">54 <text:s/>}</text:p>
      <text:p text:style-name="P5">Program Output with Example Input Shown in Bold</text:p>
      <text:p text:style-name="P5">This program will calculate the total sales of</text:p>
      <text:p text:style-name="P5">all the company's divisions. Enter the following sales data:</text:p>
      <text:p text:style-name="P5">Division 1, Quarter 1: $35698.77 [Enter]</text:p>
      <text:p text:style-name="P5">Division 1, Quarter 2: $36148.63 [Enter]</text:p>
      <text:p text:style-name="P5">Division 1, Quarter 3: $31258.95 [Enter]</text:p>
      <text:p text:style-name="P5">Division 1, Quarter 4: $30864.12 [Enter]</text:p>
      <text:p text:style-name="P5"><text:soft-page-break/></text:p>
      <text:p text:style-name="P5">Division 2, Quarter 1: $41289.64 [Enter]</text:p>
      <text:p text:style-name="P5">Division 2, Quarter 2: $43278.52 [Enter]</text:p>
      <text:p text:style-name="P5">Division 2, Quarter 3: $40928.18 [Enter]</text:p>
      <text:p text:style-name="P5">Division 2, Quarter 4: $42818.98 [Enter]</text:p>
      <text:p text:style-name="P5"/>
      <text:p text:style-name="P5">Division 3, Quarter 1: $28914.56 [Enter]</text:p>
      <text:p text:style-name="P5">Division 3, Quarter 2: $27631.52 [Enter]</text:p>
      <text:p text:style-name="P5">Division 3, Quarter 3: $30596.64 [Enter]</text:p>
      <text:p text:style-name="P5">Division 3, Quarter 4: $29834.21 [Enter]</text:p>
      <text:p text:style-name="P5"/>
      <text:p text:style-name="P5">Total company sales: $419,262.72</text:p>
      <text:p text:style-name="P5"/>
      <text:p text:style-name="P5">when initializing a 2d array you use two sets of brackets.</text:p>
      <text:p text:style-name="P5">When initializing a two-dimensional array, you enclose each row’s initialization list in its own set of braces. Here is an example:</text:p>
      <text:p text:style-name="P5"/>
      <text:p text:style-name="P5">int[][] numbers = { {1, 2, 3}, {4, 5, 6}, {7, 8, 9} };</text:p>
      <text:p text:style-name="P5">As with one-dimensional arrays, you do not use the new key word when you provide an initialization list. Java automatically creates the array and fills its elements with the initialization values. In this example, the initialization values for row 0 are {1, 2, 3}, the initialization values for row 1 are {4, 5, 6}, and the initialization values for row 2 are {7, 8, 9}. So, this statement declares an array with three rows and three columns. For more clarity, the same statement could also be written as follows:</text:p>
      <text:p text:style-name="P5"/>
      <text:p text:style-name="P5"/>
      <text:p text:style-name="P5"/>
      <text:p text:style-name="P5">The length Field in a Two-Dimensional Array</text:p>
      <text:p text:style-name="P5">A one-dimensional array has a length field that holds the number of elements in the array. A two-dimensional array, however, has multiple length fields. It has a length field that holds the number of rows, and then each row has a length field that holds the number of columns. This makes sense when you think of a two-dimensional array as an array of one-dimensional arrays. Figure 7-22 shows the numbers array depicted in rows and columns. Figure 7-23 shows another way of thinking of the numbers array: as an array of arrays.</text:p>
      <text:p text:style-name="P5"/>
      <text:p text:style-name="P5"/>
      <text:p text:style-name="P5">Code Listing 7-19 (Lengths.java)</text:p>
      <text:p text:style-name="P5"><text:s/>1 <text:s/>/**</text:p>
      <text:p text:style-name="P5"><text:s/>2 <text:s text:c="4"/>This program uses the length fields of a 2D array</text:p>
      <text:p text:style-name="P5"><text:s/>3 <text:s text:c="4"/>to display the number of rows, and the number of</text:p>
      <text:p text:style-name="P5"><text:s/>4 <text:s text:c="4"/>columns in each row.</text:p>
      <text:p text:style-name="P5"><text:s/>5 <text:s/>*/</text:p>
      <text:p text:style-name="P5"><text:s/>6</text:p>
      <text:p text:style-name="P5"><text:s/>7 <text:s/>public class Lengths</text:p>
      <text:p text:style-name="P5"><text:s/>8 <text:s/>{</text:p>
      <text:p text:style-name="P5"><text:s/>9 <text:s text:c="4"/>public static void main(String[] args)</text:p>
      <text:p text:style-name="P5">10 <text:s text:c="4"/>{</text:p>
      <text:p text:style-name="P5">11 <text:s text:c="7"/>// Declare a 2D array with 3 rows</text:p>
      <text:p text:style-name="P5">12 <text:s text:c="7"/>// and 4 columns.</text:p>
      <text:p text:style-name="P5">13 </text:p>
      <text:p text:style-name="P5"><text:soft-page-break/>14 <text:s text:c="7"/>int[][] numbers = { { 1,  2, 3,   4 },</text:p>
      <text:p text:style-name="P5">15 <text:s text:c="27"/>{ 5,  6, 7,   8 },</text:p>
      <text:p text:style-name="P5">16 <text:s text:c="27"/>{ 9, 10, 11, 12 } };</text:p>
      <text:p text:style-name="P5">17 </text:p>
      <text:p text:style-name="P5">18 <text:s text:c="8"/>// Display the number of rows.</text:p>
      <text:p text:style-name="P5">19 <text:s text:c="8"/>System.out.println("The number of " +</text:p>
      <text:p text:style-name="P5">20 <text:s text:c="19"/>"rows is " + numbers.length);</text:p>
      <text:p text:style-name="P5">21 </text:p>
      <text:p text:style-name="P5">22 <text:s text:c="8"/>// Display the number of columns in each row.</text:p>
      <text:p text:style-name="P5">23 <text:s text:c="8"/>for (int index = 0; index &lt; numbers.length; index++)</text:p>
      <text:p text:style-name="P5">24 <text:s text:c="8"/>{</text:p>
      <text:p text:style-name="P5">25 <text:s text:c="12"/>System.out.println("The number of " +</text:p>
      <text:p text:style-name="P5">26 <text:s text:c="18"/>"columns in row " + index + " is " +</text:p>
      <text:p text:style-name="P5">27 <text:s text:c="18"/>numbers[index].length);</text:p>
      <text:p text:style-name="P5">28 <text:s text:c="8"/>}</text:p>
      <text:p text:style-name="P5">29 <text:s text:c="4"/>}</text:p>
      <text:p text:style-name="P5">30 <text:s/>}</text:p>
      <text:p text:style-name="P5"/>
      <text:p text:style-name="P5"/>
      <text:p text:style-name="P5">Displaying All the Elements of a Two-Dimensional Array</text:p>
      <text:p text:style-name="P5">As you have seen in previous example programs, a pair of nested loops can be used to display all the elements of a two-dimensional array. For example, the following code creates the numbers array with three rows and four columns, and then displays all the elements in the array:</text:p>
      <text:p text:style-name="P5"/>
      <text:p text:style-name="P5">int[][] numbers = { { 1,  2,  3,  4 },</text:p>
      <text:p text:style-name="P5"><text:s text:c="20"/>{ 5,  6,  7,  8 },</text:p>
      <text:p text:style-name="P5"><text:s text:c="20"/>{ 9, 10, 11, 12 } };</text:p>
      <text:p text:style-name="P5"/>
      <text:p text:style-name="P5">for (int row = 0; row &lt; 3; row++)</text:p>
      <text:p text:style-name="P5">{</text:p>
      <text:p text:style-name="P5"><text:s text:c="4"/>for (int col = 0; col &lt; 4; col++)</text:p>
      <text:p text:style-name="P5"><text:s text:c="7"/>System.out.println(numbers[row][col]);</text:p>
      <text:p text:style-name="P5">}</text:p>
      <text:p text:style-name="P5"/>
      <text:p text:style-name="P5">int[][] numbers = { { 1,  2,  3,  4 },</text:p>
      <text:p text:style-name="P5"><text:s text:c="20"/>{ 5,  6,  7,  8 },</text:p>
      <text:p text:style-name="P5"><text:s text:c="20"/>{ 9, 10, 11, 12 } };</text:p>
      <text:p text:style-name="P5">int total = 0; <text:s text:c="4"/>// Accumulator, set to 0</text:p>
      <text:p text:style-name="P5">// Sum the array elements.</text:p>
      <text:p text:style-name="P5">for (int row = 0; row &lt; numbers.length; row++)</text:p>
      <text:p text:style-name="P5">{</text:p>
      <text:p text:style-name="P5"><text:s text:c="3"/>for (int col = 0; col &lt; numbers[row].length; col++)</text:p>
      <text:p text:style-name="P5"><text:s text:c="6"/>total += numbers[row][col];</text:p>
      <text:p text:style-name="P5">}</text:p>
      <text:p text:style-name="P5"/>
      <text:p text:style-name="P5">// Display the sum.</text:p>
      <text:p text:style-name="P5">System.out.println("The total is " + total);</text:p>
      <text:p text:style-name="P5"/>
      <text:p text:style-name="P5"/>
      <text:p text:style-name="P5"><text:soft-page-break/></text:p>
      <text:p text:style-name="P5">int[][] numbers = { { 1,  2,  3,  4 },</text:p>
      <text:p text:style-name="P5"><text:s text:c="20"/>{ 5,  6,  7,  8 },</text:p>
      <text:p text:style-name="P5"><text:s text:c="20"/>{ 9, 10, 11, 12 } };</text:p>
      <text:p text:style-name="P5">int total; <text:s/>// Accumulator</text:p>
      <text:p text:style-name="P5"/>
      <text:p text:style-name="P5">for (int col = 0; col &lt; numbers[0].length; col++)</text:p>
      <text:p text:style-name="P5">{</text:p>
      <text:p text:style-name="P5"><text:s text:c="3"/>// Set the accumulator to 0.</text:p>
      <text:p text:style-name="P5"><text:s text:c="3"/>total = 0;</text:p>
      <text:p text:style-name="P5"/>
      <text:p text:style-name="P5"><text:s text:c="3"/>// Sum a column.</text:p>
      <text:p text:style-name="P5"><text:s text:c="3"/>for (int row = 0; row &lt; numbers.length; row++)</text:p>
      <text:p text:style-name="P5"><text:s text:c="6"/>total += numbers[row][col];</text:p>
      <text:p text:style-name="P5"/>
      <text:p text:style-name="P5"><text:s text:c="3"/>// Display the columns's total.</text:p>
      <text:p text:style-name="P5"><text:s text:c="3"/>System.out.println("Total of column " + col +</text:p>
      <text:p text:style-name="P5"><text:s text:c="22"/>" is " + total);</text:p>
      <text:p text:style-name="P5">}</text:p>
      <text:p text:style-name="P5"/>
      <text:p text:style-name="P5">When a two-dimensional array is passed to a method, the parameter must be declared as a reference to a two-dimensional array. The following method header shows an example:</text:p>
      <text:p text:style-name="P5"/>
      <text:p text:style-name="P5">private static void showArray(int[][] array)</text:p>
      <text:p text:style-name="P5"/>
      <text:p text:style-name="P5"/>
      <text:p text:style-name="P5"/>
      <text:p text:style-name="P5">Code Listing 7-20 (Pass2Darray.java)</text:p>
      <text:p text:style-name="P5"><text:s/>1 <text:s/>/**</text:p>
      <text:p text:style-name="P5"><text:s/>2 <text:s text:c="4"/>This program demonstrates methods that accept</text:p>
      <text:p text:style-name="P5"><text:s/>3 <text:s text:c="4"/>a two-dimensional array as an argument.</text:p>
      <text:p text:style-name="P5"><text:s/>4 <text:s/>*/</text:p>
      <text:p text:style-name="P5"><text:s/>5 </text:p>
      <text:p text:style-name="P5"><text:s/>6 <text:s/>public class Pass2Darray</text:p>
      <text:p text:style-name="P5"><text:s/>7 <text:s/>{</text:p>
      <text:p text:style-name="P5"><text:s/>8 <text:s text:c="4"/>public static void main(String[] args)</text:p>
      <text:p text:style-name="P5"><text:s/>9 <text:s text:c="4"/>{</text:p>
      <text:p text:style-name="P5">10 <text:s text:c="7"/>int[][] numbers = { { 1,  2,  3,  4 },</text:p>
      <text:p text:style-name="P5">11 <text:s text:c="27"/>{ 5,  6,  7,  8 },</text:p>
      <text:p text:style-name="P5">12 <text:s text:c="27"/>{ 9, 10, 11, 12 } };</text:p>
      <text:p text:style-name="P5">13 </text:p>
      <text:p text:style-name="P5">14 <text:s text:c="8"/>// Display the contents of the array.</text:p>
      <text:p text:style-name="P5">15 <text:s text:c="8"/>System.out.println("Here are the values " +</text:p>
      <text:p text:style-name="P5">16 <text:s text:c="27"/>" in the array.");</text:p>
      <text:p text:style-name="P5">17 <text:s text:c="8"/>showArray(numbers);</text:p>
      <text:p text:style-name="P5">18 </text:p>
      <text:p text:style-name="P5">19 <text:s text:c="8"/>// Display the sum of the array's values.</text:p>
      <text:p text:style-name="P5">20 <text:s text:c="8"/>System.out.println("The sum of the values " +</text:p>
      <text:p text:style-name="P5">21 <text:s text:c="27"/>"is " + arraySum(numbers));</text:p>
      <text:p text:style-name="P5"><text:soft-page-break/>22 <text:s text:c="4"/>}</text:p>
      <text:p text:style-name="P5">23 </text:p>
      <text:p text:style-name="P5">24 <text:s text:c="4"/>/**</text:p>
      <text:p text:style-name="P5">25 <text:s text:c="7"/>The showArray method displays the contents</text:p>
      <text:p text:style-name="P5">26 <text:s text:c="7"/>of a two-dimensional int array.</text:p>
      <text:p text:style-name="P5">27 <text:s text:c="7"/>@param array The array to display.</text:p>
      <text:p text:style-name="P5">28 <text:s text:c="4"/>*/</text:p>
      <text:p text:style-name="P5">29 </text:p>
      <text:p text:style-name="P5">30 <text:s text:c="4"/>private static void showArray(int[][] array)</text:p>
      <text:p text:style-name="P5">31 <text:s text:c="4"/>{</text:p>
      <text:p text:style-name="P5">32 <text:s text:c="7"/>for (int row = 0; row &lt; array.length; row++)</text:p>
      <text:p text:style-name="P5">33 <text:s text:c="7"/>{</text:p>
      <text:p text:style-name="P5">34 <text:s text:c="10"/>for (int col = 0; col &lt; array[row].length; col++)</text:p>
      <text:p text:style-name="P5">35 <text:s text:c="13"/>System.out.print(array[row][col] + " ");</text:p>
      <text:p text:style-name="P5">36 <text:s text:c="10"/>System.out.println();</text:p>
      <text:p text:style-name="P5">37 <text:s text:c="8"/>}</text:p>
      <text:p text:style-name="P5">38 <text:s text:c="4"/>}</text:p>
      <text:p text:style-name="P5">39</text:p>
      <text:p text:style-name="P5">40 <text:s text:c="4"/>/**</text:p>
      <text:p text:style-name="P5">41 <text:s text:c="7"/>The arraySum method returns the sum of the</text:p>
      <text:p text:style-name="P5">42 <text:s text:c="7"/>values in a two-dimensional int array.</text:p>
      <text:p text:style-name="P5">43 <text:s text:c="7"/>@param array The array to sum.</text:p>
      <text:p text:style-name="P5">44 <text:s text:c="7"/>@return The sum of the array elements.</text:p>
      <text:p text:style-name="P5">45 <text:s text:c="4"/>*/</text:p>
      <text:p text:style-name="P5">46 </text:p>
      <text:p text:style-name="P5">47 <text:s text:c="4"/>private static int arraySum(int[][] array)</text:p>
      <text:p text:style-name="P5">48 <text:s text:c="4"/>{</text:p>
      <text:p text:style-name="P5">49 <text:s text:c="7"/>int total = 0; <text:s text:c="3"/>// Accumulator</text:p>
      <text:p text:style-name="P5">50</text:p>
      <text:p text:style-name="P5">51 <text:s text:c="7"/>for (int row = 0; row &lt; array.length; row++)</text:p>
      <text:p text:style-name="P5">52 <text:s text:c="7"/>{</text:p>
      <text:p text:style-name="P5">53 <text:s text:c="10"/>for (int col = 0; col &lt; array[row].length; col++)</text:p>
      <text:p text:style-name="P5">54 <text:s text:c="13"/>total += array[row][col];</text:p>
      <text:p text:style-name="P5">55 <text:s text:c="8"/>}</text:p>
      <text:p text:style-name="P5">56 </text:p>
      <text:p text:style-name="P5">57 <text:s text:c="8"/>return total;</text:p>
      <text:p text:style-name="P5">58 <text:s text:c="4"/>}</text:p>
      <text:p text:style-name="P5">59 <text:s/>}</text:p>
      <text:p text:style-name="P5"/>
      <text:p text:style-name="P5">ragged arrays are when the rows are of different lengths. </text:p>
      <text:p text:style-name="P5">int[][] ragged = new int[4][];</text:p>
      <text:p text:style-name="P5">This statement partially creates a two-dimensional array. The array can have four rows, but the rows have not yet been created. Next, you create the individual rows as shown in the following code:</text:p>
      <text:p text:style-name="P5"/>
      <text:p text:style-name="P5">ragged[0] = new int[3]; <text:s text:c="3"/>// Row 0 has 3 columns.</text:p>
      <text:p text:style-name="P5">ragged[1] = new int[4]; <text:s text:c="3"/>// Row 1 has 4 columns.</text:p>
      <text:p text:style-name="P5">ragged[2] = new int[5]; <text:s text:c="3"/>// Row 2 has 5 columns.</text:p>
      <text:p text:style-name="P5">ragged[3] = new int[6]; <text:s text:c="3"/>// Row 3 has 6 columns.</text:p>
      <text:p text:style-name="P5"><text:soft-page-break/>This code creates the four rows. Row 0 has three columns, row 1 has four columns, row 2 has five columns, and row 3 has six columns. The following code displays the number of columns in each row:</text:p>
      <text:p text:style-name="P5"/>
      <text:p text:style-name="P5">for (int index = 0; index &lt; ragged.length; index++)</text:p>
      <text:p text:style-name="P5">{</text:p>
      <text:p text:style-name="P5"><text:s text:c="3"/>System.out.println("The number of columns " +</text:p>
      <text:p text:style-name="P5"><text:s text:c="22"/>"in row " + index + " is " +</text:p>
      <text:p text:style-name="P5"><text:s text:c="22"/>ragged[index].length);</text:p>
      <text:p text:style-name="P5">}</text:p>
      <text:p text:style-name="P5">This code will display the following output:</text:p>
      <text:p text:style-name="P5"/>
      <text:p text:style-name="P5">The number of columns in row 0 is 3</text:p>
      <text:p text:style-name="P5">The number of columns in row 1 is 4</text:p>
      <text:p text:style-name="P5">The number of columns in row 2 is 5</text:p>
      <text:p text:style-name="P5">The number of columns in row 3 is 6</text:p>
      <text:p text:style-name="P5"/>
      <text:p text:style-name="P5"/>
      <text:p text:style-name="P5"/>
      <text:p text:style-name="P5">Java allows you to create arrays with virtually any number of dimensions. Here is an example of a three-dimensional array declaration:</text:p>
      <text:p text:style-name="P5"/>
      <text:p text:style-name="P5">double[][][] seats = new double[3][5][8];</text:p>
      <text:p text:style-name="P5">This array can be thought of as three sets of five rows, with each row containing eight elements. The array might be used to store the prices of seats in an auditorium, where there are eight seats in a row, five rows in a section, and a total of three sections.</text:p>
      <text:p text:style-name="P5"/>
      <text:p text:style-name="P5"/>
      <text:p text:style-name="P5">Java allows you to create arrays with virtually any number of dimensions. Here is an example of a three-dimensional array declaration:</text:p>
      <text:p text:style-name="P5"/>
      <text:p text:style-name="P5">double[][][] seats = new double[3][5][8];</text:p>
      <text:p text:style-name="P5">This array can be thought of as three sets of five rows, with each row containing eight elements. The array might be used to store the prices of seats in an auditorium, where there are eight seats in a row, five rows in a section, and a total of three sections.</text:p>
      <text:p text:style-name="P5"/>
      <text:p text:style-name="P5">The selection sort works like this: The smallest value in the array is located and moved to element 0. Then the next smallest value is located and moved to element 1. This process continues until all of the elements have been placed in their proper order. Let’s see how the selection sort works when arranging the elements of the following array in Figure 7-25.</text:p>
      <text:p text:style-name="P5"/>
      <text:p text:style-name="P5">after 0 has been filled with the lowest value the next element is started from.</text:p>
      <text:p text:style-name="P5"/>
      <text:p text:style-name="P5">The following method performs a selection sort on an integer array. The array that is passed as an argument is sorted in ascending order.</text:p>
      <text:p text:style-name="P5"/>
      <text:p text:style-name="P5">public static void selectionSort(int[] array)</text:p>
      <text:p text:style-name="P5">{</text:p>
      <text:p text:style-name="P5"><text:s text:c="2"/>int startScan, index, minIndex, minValue;</text:p>
      <text:p text:style-name="P5"/>
      <text:p text:style-name="P5"><text:soft-page-break/><text:s text:c="2"/>for (startScan = 0; startScan &lt; (array.length−1); startScan++)</text:p>
      <text:p text:style-name="P5"><text:s text:c="2"/>{</text:p>
      <text:p text:style-name="P5"><text:s text:c="5"/>minIndex = startScan;</text:p>
      <text:p text:style-name="P5"><text:s text:c="5"/>minValue = array[startScan];</text:p>
      <text:p text:style-name="P5"><text:s text:c="5"/>for(index = startScan + 1; index &lt; array.length; index++)</text:p>
      <text:p text:style-name="P5"><text:s text:c="5"/>{</text:p>
      <text:p text:style-name="P5"><text:s text:c="8"/>if (array[index] &lt; minValue)</text:p>
      <text:p text:style-name="P5"><text:s text:c="8"/>{</text:p>
      <text:p text:style-name="P5"><text:s text:c="10"/>minValue = array[index];</text:p>
      <text:p text:style-name="P5"><text:s text:c="10"/>minIndex = index;</text:p>
      <text:p text:style-name="P5"><text:s text:c="6"/>}</text:p>
      <text:p text:style-name="P5"><text:s text:c="4"/>}</text:p>
      <text:p text:style-name="P5"><text:s text:c="4"/>array[minIndex] = array[startScan];</text:p>
      <text:p text:style-name="P5"><text:s text:c="4"/>array[startScan] = minValue;</text:p>
      <text:p text:style-name="P5"><text:s text:c="2"/>}</text:p>
      <text:p text:style-name="P5">}</text:p>
      <text:p text:style-name="P5"/>
      <text:p text:style-name="P5">sequential search is not very efficient which is why we have binary search. </text:p>
      <text:p text:style-name="P5">This algorithm uses three variables to mark positions within the array: first, last, and middle. The first and last variables mark the boundaries of the portion of the array currently being searched. They are initialized with the subscripts of the array’s first and last elements. The subscript of the element halfway between first and last is calculated and stored in the middle variable. If the element in the middle of the array does not contain the search value, the first or last variables are adjusted so that only the top or bottom half of the array is searched during the next iteration. This cuts the portion of the array being searched in half each time the loop fails to locate the search value.</text:p>
      <text:p text:style-name="P5"/>
      <text:p text:style-name="P5">The following method performs a binary search on an integer array. The first parameter, array, is searched for an occurrence of the number stored in value. If the number is found, its array subscript is returned. Otherwise, </text:p>
      <text:p text:style-name="P5">−</text:p>
      <text:p text:style-name="P5">1</text:p>
      <text:p text:style-name="P5"><text:s/>is returned, indicating the value did not appear in the array.</text:p>
      <text:p text:style-name="P5"/>
      <text:p text:style-name="P5">public static int binarySearch(int[] array, int value)</text:p>
      <text:p text:style-name="P5">{</text:p>
      <text:p text:style-name="P5"><text:s text:c="3"/>int first; <text:s text:c="9"/>// First array element</text:p>
      <text:p text:style-name="P5"><text:s text:c="3"/>int last; <text:s text:c="10"/>// Last array element</text:p>
      <text:p text:style-name="P5"><text:s text:c="3"/>int middle; <text:s text:c="8"/>// Midpoint of search</text:p>
      <text:p text:style-name="P5"><text:s text:c="3"/>int position; <text:s text:c="6"/>// Position of search value</text:p>
      <text:p text:style-name="P5"><text:s text:c="3"/>boolean found; <text:s text:c="5"/>// Flag</text:p>
      <text:p text:style-name="P5"><text:s text:c="3"/>// Set the inital values.</text:p>
      <text:p text:style-name="P5"><text:s text:c="3"/>first = 0;</text:p>
      <text:p text:style-name="P5"><text:s text:c="3"/>last = array.length − 1;</text:p>
      <text:p text:style-name="P5"><text:s text:c="3"/>position = −1;</text:p>
      <text:p text:style-name="P5"><text:s text:c="3"/>found = false;</text:p>
      <text:p text:style-name="P5"><text:s text:c="3"/>// Search for the value.</text:p>
      <text:p text:style-name="P5"><text:s text:c="3"/>while (!found &amp;&amp; first &lt;= last)</text:p>
      <text:p text:style-name="P5"><text:s text:c="3"/>{</text:p>
      <text:p text:style-name="P5"><text:s text:c="3"/>// Calculate midpoint</text:p>
      <text:p text:style-name="P5"><text:soft-page-break/><text:s text:c="3"/>middle = (first + last) / 2;</text:p>
      <text:p text:style-name="P5"><text:s text:c="3"/>// If value is found at midpoint...</text:p>
      <text:p text:style-name="P5"><text:s text:c="3"/>if (array[middle] == value)</text:p>
      <text:p text:style-name="P5"><text:s text:c="3"/>{</text:p>
      <text:p text:style-name="P5"><text:s text:c="5"/>found = true;</text:p>
      <text:p text:style-name="P5"><text:s text:c="5"/>position = middle;</text:p>
      <text:p text:style-name="P5"><text:s text:c="3"/>}</text:p>
      <text:p text:style-name="P5"><text:s text:c="3"/>// else if value is in lower half...</text:p>
      <text:p text:style-name="P5"><text:s text:c="3"/>else if (array[middle] &gt; value)</text:p>
      <text:p text:style-name="P5"><text:s text:c="6"/>last = middle − 1;</text:p>
      <text:p text:style-name="P5"><text:s text:c="3"/>// else if value is in upper half....</text:p>
      <text:p text:style-name="P5"><text:s text:c="3"/>else</text:p>
      <text:p text:style-name="P5"><text:s text:c="5"/>first = middle + 1;</text:p>
      <text:p text:style-name="P5"><text:s text:c="2"/>}</text:p>
      <text:p text:style-name="P5"><text:s text:c="2"/>// Return the position of the item, or −1</text:p>
      <text:p text:style-name="P5"><text:s text:c="2"/>// if it was not found.</text:p>
      <text:p text:style-name="P5"><text:s text:c="2"/>return position;</text:p>
      <text:p text:style-name="P5">}</text:p>
      <text:p text:style-name="P5"/>
      <text:p text:style-name="P5"/>
      <text:p text:style-name="P5"/>
      <text:p text:style-name="P5">Every program you have seen in this book and every program you have written uses a static main method with a header that looks like this:</text:p>
      <text:p text:style-name="P5"/>
      <text:p text:style-name="P5">public static void main(String[] args)</text:p>
      <text:p text:style-name="P5">Inside the parentheses of the method header is the declaration of a parameter named args. This parameter is an array name. As its declaration indicates, it is used to reference an array of Strings. The array that is passed into the args parameter comes from the operating system command line. For example, look at Code Listing 7-21.</text:p>
      <text:p text:style-name="P5"/>
      <text:p text:style-name="P5">Code Listing 7-21 (CommandLine.java)</text:p>
      <text:p text:style-name="P5"><text:s/>1 <text:s/>/**</text:p>
      <text:p text:style-name="P5"><text:s/>2 <text:s text:c="4"/>This program displays the arguments passed to</text:p>
      <text:p text:style-name="P5"><text:s/>3 <text:s text:c="4"/>it from the operating system command line.</text:p>
      <text:p text:style-name="P5"><text:s/>4 <text:s/>*/</text:p>
      <text:p text:style-name="P5"><text:s/>5 </text:p>
      <text:p text:style-name="P5"><text:s/>6 <text:s/>public class CommandLine</text:p>
      <text:p text:style-name="P5"><text:s/>7 <text:s/>{</text:p>
      <text:p text:style-name="P5"><text:s/>8 <text:s text:c="4"/>public static void main(String[] args)</text:p>
      <text:p text:style-name="P5"><text:s/>9 <text:s text:c="4"/>{</text:p>
      <text:p text:style-name="P5">10 <text:s text:c="7"/>for (int index = 0; index &lt; args.length; index++)</text:p>
      <text:p text:style-name="P5">11 <text:s text:c="10"/>System.out.println(args[index]);</text:p>
      <text:p text:style-name="P5">12 <text:s text:c="4"/>}</text:p>
      <text:p text:style-name="P5">13 <text:s/>}</text:p>
      <text:p text:style-name="P5">If this program is compiled and then executed with the following command:</text:p>
      <text:p text:style-name="P5"/>
      <text:p text:style-name="P5">java CommandLine How does this work?</text:p>
      <text:p text:style-name="P5">its output will be as follows:</text:p>
      <text:p text:style-name="P5"/>
      <text:p text:style-name="P5"><text:soft-page-break/>How</text:p>
      <text:p text:style-name="P5">does</text:p>
      <text:p text:style-name="P5">this</text:p>
      <text:p text:style-name="P5">work?</text:p>
      <text:p text:style-name="P5"/>
      <text:p text:style-name="P5"/>
      <text:p text:style-name="P5">Variable-Length Argument Lists</text:p>
      <text:p text:style-name="P5">Java provides a mechanism known as variable-length argument lists, which makes it possible to write a method that takes a variable number of arguments. In other words, you can write a method that accepts any number of arguments when it is called. When the method runs, it can determine the number of arguments that were passed to it and act accordingly.</text:p>
      <text:p text:style-name="P5"/>
      <text:p text:style-name="P5">For example, suppose we need to write a method named sum that can accept any number of int values and then return the sum of those values. We might call the method as shown here:</text:p>
      <text:p text:style-name="P5"/>
      <text:p text:style-name="P5">result = sum(10, 20);</text:p>
      <text:p text:style-name="P5">Here we pass two arguments to the method: 10 and 20. After this code executes, the value 30 would be stored in the result variable. But, the method does not have to accept two arguments each time it is called. We could call the method again with a different number of arguments, as shown here:</text:p>
      <text:p text:style-name="P5"/>
      <text:p text:style-name="P5">int firstVal = 1, secondVal = 2, thirdVal = 3, fourthVal = 4;</text:p>
      <text:p text:style-name="P5">result = sum(firstVal, secondVal, thirdVal, fourthVal);</text:p>
      <text:p text:style-name="P5">Here we pass four arguments to the method: firstVal (which is set to 1), secondVal (which is set to 2), thirdVal (which is set to 3), and fourthVal (which is set to 4). After this code executes, the value 10 would be stored in the result variable. Here’s the code for the sum method:</text:p>
      <text:p text:style-name="P5"/>
      <text:p text:style-name="P5">public static int sum(int... numbers)</text:p>
      <text:p text:style-name="P5">{</text:p>
      <text:p text:style-name="P5"><text:s text:c="3"/>int total = 0; // Accumulator</text:p>
      <text:p text:style-name="P5"/>
      <text:p text:style-name="P5"><text:s text:c="3"/>// Add all the values in the numbers array.</text:p>
      <text:p text:style-name="P5"><text:s text:c="3"/>for (int val : numbers)</text:p>
      <text:p text:style-name="P5"><text:s text:c="5"/>total += val;</text:p>
      <text:p text:style-name="P5"/>
      <text:p text:style-name="P5"><text:s text:c="3"/>// Return the total.</text:p>
      <text:p text:style-name="P5"><text:s text:c="3"/>return total;</text:p>
      <text:p text:style-name="P5">}</text:p>
      <text:p text:style-name="P5"/>
      <text:p text:style-name="P5">the ellipse is known as a vararg parameter. It can take a variable amount of arguments. </text:p>
      <text:p text:style-name="P5">Code Listing 7-22 (VarargsDemo2.java)</text:p>
      <text:p text:style-name="P5"><text:s/>1 <text:s/>/**</text:p>
      <text:p text:style-name="P5"><text:s/>2 <text:s text:c="4"/>This program demonstrates a method that accepts</text:p>
      <text:p text:style-name="P5"><text:s/>3 <text:s text:c="4"/>a variable number of arguments (varargs).</text:p>
      <text:p text:style-name="P5"><text:s/>4 <text:s/>*/</text:p>
      <text:p text:style-name="P5"><text:s/>5 </text:p>
      <text:p text:style-name="P5"><text:s/>6 <text:s/>public class VarargsDemo2</text:p>
      <text:p text:style-name="P5"><text:s/>7 <text:s/>{</text:p>
      <text:p text:style-name="P5"><text:s/>8 <text:s text:c="4"/>public static void main(String[] args)</text:p>
      <text:p text:style-name="P5"><text:s/>9 <text:s text:c="4"/>{</text:p>
      <text:p text:style-name="P5"><text:soft-page-break/>10 <text:s text:c="7"/>double total; // To hold the total balances</text:p>
      <text:p text:style-name="P5">11</text:p>
      <text:p text:style-name="P5">12 <text:s text:c="7"/>// Create BankAccount object with $100.</text:p>
      <text:p text:style-name="P5">13 <text:s text:c="7"/>BankAccount account1 = new BankAccount(100.0);</text:p>
      <text:p text:style-name="P5">14 </text:p>
      <text:p text:style-name="P5">15 <text:s text:c="7"/>// Create BankAccount object with $500.</text:p>
      <text:p text:style-name="P5">16 <text:s text:c="7"/>BankAccount account2 = new BankAccount(500.0);</text:p>
      <text:p text:style-name="P5">17 </text:p>
      <text:p text:style-name="P5">18 <text:s text:c="7"/>// Create BankAccount object with $1500.</text:p>
      <text:p text:style-name="P5">19 <text:s text:c="7"/>BankAccount account3 = new BankAccount(1500.0);</text:p>
      <text:p text:style-name="P5">20 </text:p>
      <text:p text:style-name="P5">21 <text:s text:c="7"/>// Call the method with one argument.</text:p>
      <text:p text:style-name="P5">22 <text:s text:c="7"/>total = totalBalance(account1);</text:p>
      <text:p text:style-name="P5">23 <text:s text:c="7"/>System.out.println("Total: $" + total);</text:p>
      <text:p text:style-name="P5">24 </text:p>
      <text:p text:style-name="P5">25 <text:s text:c="7"/>// Call the method with two arguments.</text:p>
      <text:p text:style-name="P5">26 <text:s text:c="7"/>total = totalBalance(account1, account2);</text:p>
      <text:p text:style-name="P5">27 <text:s text:c="7"/>System.out.println("Total: $" + total);</text:p>
      <text:p text:style-name="P5">28 </text:p>
      <text:p text:style-name="P5">29 <text:s text:c="7"/>// Call the method with three arguments.</text:p>
      <text:p text:style-name="P5">30 <text:s text:c="7"/>total = totalBalance(account1, account2, account3);</text:p>
      <text:p text:style-name="P5">31 <text:s text:c="7"/>System.out.println("Total: $" + total);</text:p>
      <text:p text:style-name="P5">32 <text:s text:c="4"/>}</text:p>
      <text:p text:style-name="P5">33 </text:p>
      <text:p text:style-name="P5">34 <text:s text:c="4"/>/**</text:p>
      <text:p text:style-name="P5">35 <text:s text:c="7"/>The totalBalance method takes a variable number</text:p>
      <text:p text:style-name="P5">36 <text:s text:c="7"/>of BankAccount objects and returns the total</text:p>
      <text:p text:style-name="P5">37 <text:s text:c="7"/>of their balances.</text:p>
      <text:p text:style-name="P5">38 <text:s text:c="7"/>@param accounts The target account or accounts.</text:p>
      <text:p text:style-name="P5">39 <text:s text:c="7"/>@return The sum of the account balances</text:p>
      <text:p text:style-name="P5">40 <text:s text:c="4"/>*/</text:p>
      <text:p text:style-name="P5">41 </text:p>
      <text:p text:style-name="P5">42 <text:s text:c="4"/>public static double totalBalance(BankAccount... accounts)</text:p>
      <text:p text:style-name="P5">43 <text:s text:c="4"/>{</text:p>
      <text:p text:style-name="P5">44 <text:s text:c="7"/>double total = 0.0; // Accumulator</text:p>
      <text:p text:style-name="P5">45 </text:p>
      <text:p text:style-name="P5">46 <text:s text:c="7"/>// Add all the values in the accounts array.</text:p>
      <text:p text:style-name="P5">47 <text:s text:c="6"/>for (BankAccount acctObject : accounts)</text:p>
      <text:p text:style-name="P5">48 <text:s text:c="9"/>total += acctObject.getBalance();</text:p>
      <text:p text:style-name="P5">49 </text:p>
      <text:p text:style-name="P5">50 <text:s text:c="6"/>// Return the total.</text:p>
      <text:p text:style-name="P5">51 <text:s text:c="6"/>return total;</text:p>
      <text:p text:style-name="P5">52 <text:s text:c="4"/>}</text:p>
      <text:p text:style-name="P5">53 <text:s/>}</text:p>
      <text:p text:style-name="P5"/>
      <text:p text:style-name="P5">You can write a method to accept a mixture of fixed arguments and a variable-length argument list. For example, suppose we want to write a method named courseAverage, which accepts the name of a course as a String, and a variable-length list of test scores as doubles. We could write the method header as follows:</text:p>
      <text:p text:style-name="P5"><text:soft-page-break/></text:p>
      <text:p text:style-name="P5">public static void courseAverage(String course, double... scores)</text:p>
      <text:p text:style-name="P5"/>
      <text:p text:style-name="P5">ArrayLists are like arrays but can be adjusted. </text:p>
      <text:p text:style-name="P5"/>
      <text:p text:style-name="P5">Creating and Using an ArrayList Object</text:p>
      <text:p text:style-name="P5">Here is an example of how you create an ArrayList object:</text:p>
      <text:p text:style-name="P5"/>
      <text:p text:style-name="P5">ArrayList&lt;String&gt; nameList = new ArrayList&lt;String&gt;();</text:p>
      <text:p text:style-name="P5">This statement creates a new ArrayList object and stores its address in the nameList variable. Notice that in this example the word String is written inside angled brackets &lt;&gt; immediately after the word ArrayList. This specifies that the ArrayList can hold String objects. If we try to store any other type of object in this ArrayList, an error will occur. (Later in this section, you will see an example that creates an ArrayList for holding other types of objects.)</text:p>
      <text:p text:style-name="P5"/>
      <text:p text:style-name="P5">To add items to the ArrayList object, you use the add method. For example, the following statements add a series of String objects to nameList:</text:p>
      <text:p text:style-name="P5"/>
      <text:p text:style-name="P5">nameList.add("James");</text:p>
      <text:p text:style-name="P5">nameList.add("Catherine");</text:p>
      <text:p text:style-name="P5">nameList.add("Bill");</text:p>
      <text:p text:style-name="P5">After these statements execute, nameList will hold three references to String objects. The first will reference “James”, the second will reference “Catherine”, and the third will reference “Bill”.</text:p>
      <text:p text:style-name="P5"/>
      <text:p text:style-name="P5">The items that are stored in an ArrayList have a corresponding index. The index specifies the item’s location in the ArrayList, so it is much like an array subscript. The first item that is added to an ArrayList is stored at index 0. The next item that is added to the ArrayList is stored at index 1, and so forth. After the previously shown statements execute, “James” will be stored at index 0, “Catherine” will be stored at index 1, and “Bill” will be stored at index 2.</text:p>
      <text:p text:style-name="P5"/>
      <text:p text:style-name="P5">The ArrayList class has a size method that reports the number of items stored in an ArrayList. It returns the number of items as an int. For example, the following statement uses the method to display the number of items stored in nameList:</text:p>
      <text:p text:style-name="P5"/>
      <text:p text:style-name="P5">System.out.println("The ArrayList has " +</text:p>
      <text:p text:style-name="P5"><text:s text:c="19"/>nameList.size() +</text:p>
      <text:p text:style-name="P5"><text:s text:c="19"/>" objects stored in it.");</text:p>
      <text:p text:style-name="P5"/>
      <text:p text:style-name="P5"/>
      <text:p text:style-name="P5">items as an int. For example, the following statement uses the method to display the number of items stored in nameList:</text:p>
      <text:p text:style-name="P5"/>
      <text:p text:style-name="P5">System.out.println("The ArrayList has " +</text:p>
      <text:p text:style-name="P5"><text:s text:c="19"/>nameList.size() +</text:p>
      <text:p text:style-name="P5"><text:s text:c="19"/>" objects stored in it.");</text:p>
      <text:p text:style-name="P5">Assuming that nameList holds the Strings “James”, “Catherine”, and “Bill”, the following statement will display:</text:p>
      <text:p text:style-name="P5"/>
      <text:p text:style-name="P5">The ArrayList has 3 objects stored in it.</text:p>
      <text:p text:style-name="P5"><text:soft-page-break/>The ArrayList class’s get method returns the item stored at a specific index. You pass the index as an argument to the method. For example, the following statement will display the item stored at index 1 of nameList:</text:p>
      <text:p text:style-name="P5"/>
      <text:p text:style-name="P5">System.out.println(nameList.get(1));</text:p>
      <text:p text:style-name="P5"/>
      <text:p text:style-name="P5"/>
      <text:p text:style-name="P5"/>
      <text:p text:style-name="P5">Code Listing 7-23 (ArrayListDemo1.java)</text:p>
      <text:p text:style-name="P5"><text:s/>1 <text:s/>import java.util.ArrayList;</text:p>
      <text:p text:style-name="P5"><text:s/>2 </text:p>
      <text:p text:style-name="P5"><text:s/>3 <text:s/>/**</text:p>
      <text:p text:style-name="P5"><text:s/>4 <text:s text:c="4"/>This program demonstrates an ArrayList.</text:p>
      <text:p text:style-name="P5"><text:s/>5 <text:s/>*/</text:p>
      <text:p text:style-name="P5"><text:s/>6 </text:p>
      <text:p text:style-name="P5"><text:s/>7 <text:s/>public class ArrayListDemo1</text:p>
      <text:p text:style-name="P5"><text:s/>8 <text:s/>{</text:p>
      <text:p text:style-name="P5"><text:s/>9 <text:s text:c="4"/>public static void main(String[] args)</text:p>
      <text:p text:style-name="P5">10 <text:s text:c="4"/>{</text:p>
      <text:p text:style-name="P5">11 <text:s text:c="7"/>// Create an ArrayList to hold some names.</text:p>
      <text:p text:style-name="P5">12 <text:s text:c="7"/>ArrayList&lt;String&gt; nameList = new ArrayList&lt;String&gt;();</text:p>
      <text:p text:style-name="P5">13 </text:p>
      <text:p text:style-name="P5">14 <text:s text:c="7"/>// Add some names to the ArrayList.</text:p>
      <text:p text:style-name="P5">15 <text:s text:c="7"/>nameList.add("James");</text:p>
      <text:p text:style-name="P5">16 <text:s text:c="7"/>nameList.add("Catherine");</text:p>
      <text:p text:style-name="P5">17 <text:s text:c="7"/>nameList.add("Bill");</text:p>
      <text:p text:style-name="P5">18 </text:p>
      <text:p text:style-name="P5">19 <text:s text:c="7"/>// Display the size of the ArrayList.</text:p>
      <text:p text:style-name="P5">20 <text:s text:c="7"/>System.out.println("The ArrayList has " +</text:p>
      <text:p text:style-name="P5">21 <text:s text:c="26"/>nameList.size() +</text:p>
      <text:p text:style-name="P5">22 <text:s text:c="26"/>" objects stored in it.");</text:p>
      <text:p text:style-name="P5">23 </text:p>
      <text:p text:style-name="P5">24 <text:s text:c="7"/>// Now display the items in nameList.</text:p>
      <text:p text:style-name="P5">25 <text:s text:c="7"/>for (int index = 0; index &lt; nameList.size(); index++)</text:p>
      <text:p text:style-name="P5">26 <text:s text:c="9"/>System.out.println(nameList.get(index));</text:p>
      <text:p text:style-name="P5">27 <text:s text:c="4"/>}</text:p>
      <text:p text:style-name="P5">28 <text:s/>}</text:p>
      <text:p text:style-name="P5">Program Output</text:p>
      <text:p text:style-name="P5">The ArrayList has 3 objects stored in it.</text:p>
      <text:p text:style-name="P5">James</text:p>
      <text:p text:style-name="P5">Catherine</text:p>
      <text:p text:style-name="P5">Bill</text:p>
      <text:p text:style-name="P5"/>
      <text:p text:style-name="P5">Using the Enhanced for Loop with an ArrayList</text:p>
      <text:p text:style-name="P5">Earlier in this chapter, you saw how the enhanced for loop can be used to iterate over each element in an array. You can also use the enhanced for loop to iterate over each item in an ArrayList. Code Listing 7-24 demonstrates. The enhanced for loop is used in lines 26 and 27 to display all of the items stored in the ArrayList.</text:p>
      <text:p text:style-name="P5"/>
      <text:p text:style-name="P5"><text:soft-page-break/>Code Listing 7-24 (ArrayListDemo2.java)</text:p>
      <text:p text:style-name="P5"><text:s/>1 <text:s/>import java.util.ArrayList;</text:p>
      <text:p text:style-name="P5"><text:s/>2</text:p>
      <text:p text:style-name="P5"><text:s/>3 <text:s/>/**</text:p>
      <text:p text:style-name="P5"><text:s/>4 <text:s text:c="4"/>This program demonstrates how the enhanced for loop</text:p>
      <text:p text:style-name="P5"><text:s/>5 <text:s text:c="4"/>can be used with an ArrayList.</text:p>
      <text:p text:style-name="P5"><text:s/>6 <text:s/>*/</text:p>
      <text:p text:style-name="P5"><text:s/>7 </text:p>
      <text:p text:style-name="P5"><text:s/>8 <text:s/>public class ArrayListDemo2</text:p>
      <text:p text:style-name="P5"><text:s/>9 <text:s/>{</text:p>
      <text:p text:style-name="P5">10 <text:s text:c="4"/>public static void main(String[] args)</text:p>
      <text:p text:style-name="P5">11 <text:s text:c="4"/>{</text:p>
      <text:p text:style-name="P5">12 <text:s text:c="6"/>// Create an ArrayList to hold some names.</text:p>
      <text:p text:style-name="P5">13 <text:s text:c="6"/>ArrayList&lt;String&gt; nameList = new ArrayList&lt;String&gt;();</text:p>
      <text:p text:style-name="P5">14 </text:p>
      <text:p text:style-name="P5">15 <text:s text:c="6"/>// Add some names to the ArrayList.</text:p>
      <text:p text:style-name="P5">16 <text:s text:c="6"/>nameList.add("James");</text:p>
      <text:p text:style-name="P5">17 <text:s text:c="6"/>nameList.add("Catherine");</text:p>
      <text:p text:style-name="P5">18 <text:s text:c="6"/>nameList.add("Bill");</text:p>
      <text:p text:style-name="P5">19 </text:p>
      <text:p text:style-name="P5">20 <text:s text:c="6"/>// Display the size of the ArrayList.</text:p>
      <text:p text:style-name="P5">21 <text:s text:c="6"/>System.out.println("The ArrayList has " +</text:p>
      <text:p text:style-name="P5">22 <text:s text:c="25"/>nameList.size() +</text:p>
      <text:p text:style-name="P5">23 <text:s text:c="25"/>" objects stored in it.");</text:p>
      <text:p text:style-name="P5">24 </text:p>
      <text:p text:style-name="P5">25 <text:s text:c="6"/>// Now display the items in nameList.</text:p>
      <text:p text:style-name="P5">26 <text:s text:c="6"/>for (String name : nameList)</text:p>
      <text:p text:style-name="P5">27 <text:s text:c="9"/>System.out.println(name);</text:p>
      <text:p text:style-name="P5">28 <text:s text:c="4"/>}</text:p>
      <text:p text:style-name="P5">29 <text:s/>}</text:p>
      <text:p text:style-name="P5"/>
      <text:p text:style-name="P5">nameList.remove(1) would remove item at index one.</text:p>
      <text:p text:style-name="P5"/>
      <text:p text:style-name="P5">Inserting an Item</text:p>
      <text:p text:style-name="P5">The add method, as previously shown, adds an item at the last position in an ArrayList object. The ArrayList class has an overloaded version of the add method that allows you to add an item at a specific index. This causes the item to be inserted into the ArrayList object at a specific position. The program in Code Listing 7-26 demonstrates.</text:p>
      <text:p text:style-name="P5"/>
      <text:p text:style-name="P5">Code Listing 7-26 (ArrayListDemo4.java)</text:p>
      <text:p text:style-name="P5"><text:s/>1 <text:s/>import java.util.ArrayList;</text:p>
      <text:p text:style-name="P5"><text:s/>2 </text:p>
      <text:p text:style-name="P5"><text:s/>3 <text:s/>/**</text:p>
      <text:p text:style-name="P5"><text:s/>4 <text:s text:c="4"/>This program demonstrates inserting an item.</text:p>
      <text:p text:style-name="P5"><text:s/>5 <text:s/>*/</text:p>
      <text:p text:style-name="P5"><text:s/>6 </text:p>
      <text:p text:style-name="P5"><text:s/>7 <text:s/>public class ArrayListDemo4</text:p>
      <text:p text:style-name="P5"><text:s/>8 <text:s/>{</text:p>
      <text:p text:style-name="P5"><text:s/>9 <text:s text:c="4"/>public static void main(String[] args)</text:p>
      <text:p text:style-name="P5"><text:soft-page-break/>10 <text:s text:c="4"/>{</text:p>
      <text:p text:style-name="P5">11 <text:s text:c="6"/>// Create an ArrayList to hold some names.</text:p>
      <text:p text:style-name="P5">12 <text:s text:c="6"/>ArrayList&lt;String&gt; nameList = new ArrayList&lt;String&gt;();</text:p>
      <text:p text:style-name="P5">13 </text:p>
      <text:p text:style-name="P5">14 <text:s text:c="6"/>// Add some names to the ArrayList.</text:p>
      <text:p text:style-name="P5">15 <text:s text:c="6"/>nameList.add("James");</text:p>
      <text:p text:style-name="P5">16 <text:s text:c="6"/>nameList.add("Catherine");</text:p>
      <text:p text:style-name="P5">17 <text:s text:c="7"/>nameList.add("Bill");</text:p>
      <text:p text:style-name="P5">18 </text:p>
      <text:p text:style-name="P5">19 <text:s text:c="7"/>// Display the items in nameList and their indices.</text:p>
      <text:p text:style-name="P5">20 <text:s text:c="7"/>for (int index = 0; index &lt; nameList.size(); index++)</text:p>
      <text:p text:style-name="P5">21 <text:s text:c="7"/>{</text:p>
      <text:p text:style-name="P5">22 <text:s text:c="9"/>System.out.println("Index: " + index + " Name: " +</text:p>
      <text:p text:style-name="P5">23 <text:s text:c="28"/>nameList.get(index));</text:p>
      <text:p text:style-name="P5">24 <text:s text:c="7"/>}</text:p>
      <text:p text:style-name="P5">25</text:p>
      <text:p text:style-name="P5">26 <text:s text:c="7"/>// Now insert an item at index 1.</text:p>
      <text:p text:style-name="P5">27 <text:s text:c="7"/>nameList.add(1, "Mary");</text:p>
      <text:p text:style-name="P5">28 </text:p>
      <text:p text:style-name="P5">29 <text:s text:c="7"/>System.out.println("Mary was added at index 1. " +</text:p>
      <text:p text:style-name="P5">30 <text:s text:c="26"/>"Here are the items now.");</text:p>
      <text:p text:style-name="P5">31 </text:p>
      <text:p text:style-name="P5">32 <text:s text:c="7"/>// Display the items in nameList and their indices.</text:p>
      <text:p text:style-name="P5">33 <text:s text:c="7"/>for (int index = 0; index &lt; nameList.size(); index++)</text:p>
      <text:p text:style-name="P5">34 <text:s text:c="7"/>{</text:p>
      <text:p text:style-name="P5">35 <text:s text:c="9"/>System.out.println("Index: " + index + " Name: " +</text:p>
      <text:p text:style-name="P5">36 <text:s text:c="28"/>nameList.get(index));</text:p>
      <text:p text:style-name="P5">37 <text:s text:c="6"/>}</text:p>
      <text:p text:style-name="P5">38 <text:s text:c="4"/>}</text:p>
      <text:p text:style-name="P5">39 <text:s/>}</text:p>
      <text:p text:style-name="P5"/>
      <text:p text:style-name="P5"/>
      <text:p text:style-name="P5"/>
      <text:p text:style-name="P5">Replacing an Item</text:p>
      <text:p text:style-name="P5">The ArrayList class’s set method can be used to replace an item at a specific index with another item. For example, the following statement will replace the item currently at index 1 with the String “Jennifer”:</text:p>
      <text:p text:style-name="P5"/>
      <text:p text:style-name="P5">nameList.set(1, "Jennifer");</text:p>
      <text:p text:style-name="P5"/>
      <text:p text:style-name="P5"/>
      <text:p text:style-name="P5"/>
      <text:p text:style-name="P5">Capacity</text:p>
      <text:p text:style-name="P5">Previously you learned that an ArrayList object’s size is the number of items stored in the ArrayList object. When you add an item to the ArrayList object, its size increases by one, and when you remove an item from the ArrayList object, its size decreases by one.</text:p>
      <text:p text:style-name="P5"/>
      <text:p text:style-name="P5">An ArrayList object also has a capacity, which is the number of items it can store without having to increase its size. When an ArrayList object is first created, using the no-arg constructor, it has an initial <text:soft-page-break/>capacity of 10 items. This means that it can hold up to 10 items without having to increase its size. When the eleventh item is added, the ArrayList object must increase its size to accommodate the new item. You can specify a different starting capacity, if you desire, by passing an int argument to the ArrayList constructor. For example, the following statement creates an ArrayList object with an initial capacity of 100 items:</text:p>
      <text:p text:style-name="P5"/>
      <text:p text:style-name="P5">ArrayList&lt;String&gt; list = new ArrayList&lt;String&gt;(100);</text:p>
      <text:p text:style-name="P5"/>
      <text:p text:style-name="P5"/>
      <text:p text:style-name="P5"/>
      <text:p text:style-name="P5">Storing Your Own Objects in an ArrayList</text:p>
      <text:p text:style-name="P5">All of the examples we have looked at so far use ArrayList objects to hold Strings. You can create an ArrayList to hold any type of object. For example, the following statement creates an ArrayList that can hold BankAccount objects:</text:p>
      <text:p text:style-name="P5"/>
      <text:p text:style-name="P5">ArrayList&lt;BankAccount&gt; accountList = new ArrayList&lt;BankAccount&gt;();</text:p>
      <text:p text:style-name="P5"/>
      <text:p text:style-name="P5"/>
      <text:p text:style-name="P5">Code Listing 7-27 (ArrayListDemo6.java)</text:p>
      <text:p text:style-name="P5"><text:s/>1 <text:s/>import java.util.ArrayList; </text:p>
      <text:p text:style-name="P5"><text:s/>2 </text:p>
      <text:p text:style-name="P5"><text:s/>3 <text:s/>/**</text:p>
      <text:p text:style-name="P5"><text:s/>4 <text:s text:c="4"/>This program demonstrates how to store BankAccount</text:p>
      <text:p text:style-name="P5"><text:s/>5 <text:s text:c="4"/>objects in an ArrayList.</text:p>
      <text:p text:style-name="P5"><text:s/>6 <text:s/>*/</text:p>
      <text:p text:style-name="P5"><text:s/>7 </text:p>
      <text:p text:style-name="P5"><text:s/>8 <text:s/>public class ArrayListDemo6</text:p>
      <text:p text:style-name="P5"><text:s/>9 <text:s/>{</text:p>
      <text:p text:style-name="P5">10 <text:s text:c="4"/>public static void main(String[] args)</text:p>
      <text:p text:style-name="P5">11 <text:s text:c="4"/>{</text:p>
      <text:p text:style-name="P5">12 <text:s text:c="7"/>// Create an ArrayList to hold BankAccount objects.</text:p>
      <text:p text:style-name="P5">13 <text:s text:c="7"/>ArrayList&lt;BankAccount&gt; list = new ArrayList&lt;BankAccount&gt;();</text:p>
      <text:p text:style-name="P5">14 </text:p>
      <text:p text:style-name="P5">15 <text:s text:c="7"/>// Add three BankAccount objects to the ArrayList.</text:p>
      <text:p text:style-name="P5">16 <text:s text:c="7"/>list.add(new BankAccount(100.0));</text:p>
      <text:p text:style-name="P5">17 <text:s text:c="7"/>list.add(new BankAccount(500.0));</text:p>
      <text:p text:style-name="P5">18 <text:s text:c="7"/>list.add(new BankAccount(1500.0));</text:p>
      <text:p text:style-name="P5">19 </text:p>
      <text:p text:style-name="P5">20 <text:s text:c="7"/>// Display each item.</text:p>
      <text:p text:style-name="P5">21 <text:s text:c="7"/>for (int index = 0; index &lt; list.size(); index++)</text:p>
      <text:p text:style-name="P5">22 <text:s text:c="7"/>{</text:p>
      <text:p text:style-name="P5">23 <text:s text:c="10"/>BankAccount account = list.get(index);</text:p>
      <text:p text:style-name="P5">24 <text:s text:c="10"/>System.out.println("Account at index " + index +</text:p>
      <text:p text:style-name="P5">25 <text:s text:c="23"/>"\nBalance: " + account.getBalance());</text:p>
      <text:p text:style-name="P5">26 <text:s text:c="7"/>}</text:p>
      <text:p text:style-name="P5">27 <text:s text:c="4"/>}</text:p>
      <text:p text:style-name="P5">28 <text:s/>}</text:p>
      <text:p text:style-name="P5"/>
      <text:p text:style-name="P5"/>
      <text:p text:style-name="P5"><text:soft-page-break/></text:p>
      <text:p text:style-name="P5">Notice that the data type (in this case, String) appears between the angled brackets in two locations: first in the part that declares the reference variable, and then again in the part that calls the ArrayList constructor. Beginning with Java 7, you are no longer required to write the data type in the part of the statement that calls the ArrayList constructor. Instead, you can simply write a set of empty angled brackets, as shown here:</text:p>
      <text:p text:style-name="P5"/>
      <text:p text:style-name="P5">ArrayList&lt;String&gt; list = new ArrayList&lt;&gt;();</text:p>
      <text:p text:style-name="P5">This set of empty angled brackets ( &lt;&gt; ) is called the diamond operator. It causes the compiler to infer the required data type from the reference variable declaration. Here is another example:</text:p>
      <text:p text:style-name="P5"/>
      <text:p text:style-name="P5">ArrayList&lt;InventoryItem&gt; list = new ArrayList&lt;&gt;();</text:p>
      <text:p text:style-name="P5"/>
      <text:p text:style-name="P5"/>
      <text:p text:style-name="P5"/>
      <text:p text:style-name="P5">7.14 Common Errors to Avoid</text:p>
      <text:p text:style-name="P5">The following list describes several errors that are commonly committed when learning this chapter’s topics:</text:p>
      <text:p text:style-name="P5"/>
      <text:p text:style-name="P5">Using an invalid subscript. Java does not allow you to use a subscript value that is outside the range of valid subscripts for an array.</text:p>
      <text:p text:style-name="P5"/>
      <text:p text:style-name="P5">Confusing the contents of an integer array element with the element’s subscript. An element’s subscript and the value stored in the element are not the same thing. The subscript identifies an element, which holds a value.</text:p>
      <text:p text:style-name="P5"/>
      <text:p text:style-name="P5">Causing an off-by-one error. When processing arrays, the subscripts start at zero and end at one less than the number of elements in the array. Off-by-one errors are commonly caused when a loop uses an initial subscript of one and/or uses a maximum subscript that is equal to the number of elements in the array.</text:p>
      <text:p text:style-name="P5"/>
      <text:p text:style-name="P5">Using the </text:p>
      <text:p text:style-name="P5">=</text:p>
      <text:p text:style-name="P5"><text:s/>operator to copy an array. Assigning one array reference variable to another with the = operator merely copies the address in one variable to the other. To copy an array, you should copy the individual elements of one array to another.</text:p>
      <text:p text:style-name="P5"/>
      <text:p text:style-name="P5">Using the </text:p>
      <text:p text:style-name="P5">=</text:p>
      <text:p text:style-name="P5">=</text:p>
      <text:p text:style-name="P5"><text:s/>operator to compare two arrays. You cannot use the == operator to compare two array reference variables and determine whether the arrays are equal. When you use the == operator with reference variables, the operator compares the memory addresses that the variables contain, not the contents of the objects referenced by the variables.</text:p>
      <text:p text:style-name="P5"/>
      <text:p text:style-name="P5">Reversing the row and column subscripts when processing a two-dimensional array. When thinking of a two-dimensional array as having rows and columns, the first subscript accesses a row and the second subscript accesses a column. If you reverse these subscripts, you will access t</text:p>
      <text:p text:style-name="P5"/>
      <text:p text:style-name="P5"><text:soft-page-break/></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6T16:49:07.305000000</meta:creation-date>
    <dc:date>2023-02-28T15:14:40.954000000</dc:date>
    <meta:editing-duration>PT1H53M49S</meta:editing-duration>
    <meta:editing-cycles>3</meta:editing-cycles>
    <meta:generator>LibreOffice/7.4.0.3$Windows_X86_64 LibreOffice_project/f85e47c08ddd19c015c0114a68350214f7066f5a</meta:generator>
    <meta:document-statistic meta:table-count="0" meta:image-count="0" meta:object-count="0" meta:page-count="44" meta:paragraph-count="1584" meta:word-count="12027" meta:character-count="74786" meta:non-whitespace-character-count="57205"/>
  </office:meta>
</office:document-meta>
</file>